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content.xml" manifest:media-type="text/xml"/>
  <manifest:file-entry manifest:full-path="Object 50/meta.xml" manifest:media-type="text/xml"/>
  <manifest:file-entry manifest:full-path="Object 50/styles.xml" manifest:media-type="text/xml"/>
  <manifest:file-entry manifest:full-path="Object 50/" manifest:media-type="application/vnd.oasis.opendocument.chart"/>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7" manifest:media-type=""/>
  <manifest:file-entry manifest:full-path="ObjectReplacements/Object 5" manifest:media-type=""/>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38" manifest:media-type="application/x-openoffice-gdimetafile;windows_formatname=&quot;GDIMetaFile&quot;"/>
  <manifest:file-entry manifest:full-path="ObjectReplacements/Object 13" manifest:media-type=""/>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8" manifest:media-type=""/>
  <manifest:file-entry manifest:full-path="ObjectReplacements/Object 37" manifest:media-type="application/x-openoffice-gdimetafile;windows_formatname=&quot;GDIMetaFile&quot;"/>
  <manifest:file-entry manifest:full-path="ObjectReplacements/Object 12" manifest:media-type=""/>
  <manifest:file-entry manifest:full-path="ObjectReplacements/Object 2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 manifest:media-type=""/>
  <manifest:file-entry manifest:full-path="ObjectReplacements/Object 15" manifest:media-type=""/>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 manifest:media-type=""/>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
  <manifest:file-entry manifest:full-path="ObjectReplacements/Object 9" manifest:media-type=""/>
  <manifest:file-entry manifest:full-path="ObjectReplacements/Object 3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 manifest:media-type=""/>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7" manifest:media-type=""/>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GaussCompare" style:family="table">
      <style:table-properties style:width="6.6979in" fo:margin-left="0in" table:align="left"/>
    </style:style>
    <style:style style:name="GaussCompare.A" style:family="table-column">
      <style:table-column-properties style:column-width="0.5625in"/>
    </style:style>
    <style:style style:name="GaussCompare.B" style:family="table-column">
      <style:table-column-properties style:column-width="0.875in"/>
    </style:style>
    <style:style style:name="GaussCompare.C" style:family="table-column">
      <style:table-column-properties style:column-width="0.9375in"/>
    </style:style>
    <style:style style:name="GaussCompare.D" style:family="table-column">
      <style:table-column-properties style:column-width="1.375in"/>
    </style:style>
    <style:style style:name="GaussCompare.E" style:family="table-column">
      <style:table-column-properties style:column-width="0.625in"/>
    </style:style>
    <style:style style:name="GaussCompare.F" style:family="table-column">
      <style:table-column-properties style:column-width="0.75in"/>
    </style:style>
    <style:style style:name="GaussCompare.G" style:family="table-column">
      <style:table-column-properties style:column-width="1.5729in"/>
    </style:style>
    <style:style style:name="GaussCompare.A1" style:family="table-cell">
      <style:table-cell-properties fo:padding="0.0382in" fo:border-left="0.05pt solid #000000" fo:border-right="none" fo:border-top="0.05pt solid #000000" fo:border-bottom="0.05pt solid #000000"/>
    </style:style>
    <style:style style:name="GaussCompare.E1" style:family="table-cell">
      <style:table-cell-properties fo:padding="0.0382in" fo:border="0.05pt solid #000000"/>
    </style:style>
    <style:style style:name="GaussCompare.B2" style:family="table-cell">
      <style:table-cell-properties fo:padding="0.0382in" fo:border-left="0.05pt solid #000000" fo:border-right="none" fo:border-top="none" fo:border-bottom="0.05pt solid #000000"/>
    </style:style>
    <style:style style:name="GaussCompare.G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0.5625in"/>
    </style:style>
    <style:style style:name="Table1.B" style:family="table-column">
      <style:table-column-properties style:column-width="0.875in"/>
    </style:style>
    <style:style style:name="Table1.C" style:family="table-column">
      <style:table-column-properties style:column-width="0.9375in"/>
    </style:style>
    <style:style style:name="Table1.D" style:family="table-column">
      <style:table-column-properties style:column-width="1.375in"/>
    </style:style>
    <style:style style:name="Table1.E" style:family="table-column">
      <style:table-column-properties style:column-width="0.625in"/>
    </style:style>
    <style:style style:name="Table1.F" style:family="table-column">
      <style:table-column-properties style:column-width="0.75in"/>
    </style:style>
    <style:style style:name="Table1.G" style:family="table-column">
      <style:table-column-properties style:column-width="1.5729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5625in"/>
    </style:style>
    <style:style style:name="Table2.B" style:family="table-column">
      <style:table-column-properties style:column-width="0.875in"/>
    </style:style>
    <style:style style:name="Table2.C" style:family="table-column">
      <style:table-column-properties style:column-width="0.9375in"/>
    </style:style>
    <style:style style:name="Table2.D" style:family="table-column">
      <style:table-column-properties style:column-width="1.375in"/>
    </style:style>
    <style:style style:name="Table2.E" style:family="table-column">
      <style:table-column-properties style:column-width="0.625in"/>
    </style:style>
    <style:style style:name="Table2.F" style:family="table-column">
      <style:table-column-properties style:column-width="0.75in"/>
    </style:style>
    <style:style style:name="Table2.G" style:family="table-column">
      <style:table-column-properties style:column-width="1.5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language="pl" fo:country="PL" fo:font-weight="bold" officeooo:rsid="00064956" officeooo:paragraph-rsid="00064956"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20pt" fo:language="pl" fo:country="PL" fo:font-weight="bold" officeooo:rsid="00064956" officeooo:paragraph-rsid="00064956" style:font-size-asian="17.5pt" style:font-weight-asian="bold" style:font-size-complex="20pt" style:font-weight-complex="bold"/>
    </style:style>
    <style:style style:name="P3" style:family="paragraph" style:parent-style-name="Standard">
      <style:paragraph-properties fo:text-align="start" style:justify-single-word="false"/>
      <style:text-properties fo:font-size="20pt" fo:language="pl" fo:country="PL" fo:font-weight="normal" officeooo:rsid="00064956" officeooo:paragraph-rsid="00064956" style:font-size-asian="17.5pt" style:font-weight-asian="normal" style:font-size-complex="20pt" style:font-weight-complex="normal"/>
    </style:style>
    <style:style style:name="P4" style:family="paragraph" style:parent-style-name="Standard">
      <style:paragraph-properties fo:text-align="start" style:justify-single-word="false"/>
      <style:text-properties fo:font-size="12pt" fo:language="pl" fo:country="PL" fo:font-weight="bold" officeooo:rsid="00064956" officeooo:paragraph-rsid="00064956"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l" fo:country="PL" fo:font-weight="bold" officeooo:rsid="0076a634" officeooo:paragraph-rsid="00ab074f"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l" fo:country="PL" fo:font-weight="bold" officeooo:rsid="0076a634" officeooo:paragraph-rsid="0060bf7a"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l" fo:country="PL" fo:font-weight="bold" officeooo:rsid="0076a634" officeooo:paragraph-rsid="00cc78c3"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l" fo:country="PL" fo:font-weight="bold" officeooo:rsid="0081bb9f" officeooo:paragraph-rsid="0081bb9f"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l" fo:country="PL" fo:font-weight="bold" officeooo:rsid="0081bb9f" officeooo:paragraph-rsid="00889aac"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l" fo:country="PL" fo:font-weight="bold" officeooo:rsid="0081bb9f" officeooo:paragraph-rsid="00925c34"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pl" fo:country="PL" fo:font-weight="bold" officeooo:rsid="0081bb9f" officeooo:paragraph-rsid="0094530f"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l" fo:country="PL" fo:font-weight="bold" officeooo:rsid="0081bb9f" officeooo:paragraph-rsid="009b1d31"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l" fo:country="PL" fo:font-weight="bold" officeooo:rsid="0081bb9f" officeooo:paragraph-rsid="00a099d4"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size="12pt" fo:language="pl" fo:country="PL" fo:font-weight="bold" officeooo:rsid="0081bb9f" officeooo:paragraph-rsid="00889aac"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l" fo:country="PL" fo:font-weight="bold" officeooo:rsid="0084cc84" officeooo:paragraph-rsid="0084cc84"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pl" fo:country="PL" fo:font-weight="bold" officeooo:rsid="0094530f" officeooo:paragraph-rsid="009635f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pl" fo:country="PL" fo:font-weight="bold" officeooo:rsid="0094530f" officeooo:paragraph-rsid="0097b83c"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pl" fo:country="PL" fo:font-weight="bold" officeooo:rsid="00b29510" officeooo:paragraph-rsid="00b29510"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pl" fo:country="PL" fo:font-weight="normal" officeooo:rsid="0081bb9f" officeooo:paragraph-rsid="0081bb9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pl" fo:country="PL" fo:font-weight="normal" officeooo:rsid="00b29510" officeooo:paragraph-rsid="00b29510"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pl" fo:country="PL" fo:font-weight="normal" officeooo:rsid="00925c34" officeooo:paragraph-rsid="00925c34"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pl" fo:country="PL" fo:font-weight="normal" officeooo:rsid="0084cc84" officeooo:paragraph-rsid="0084cc8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pl" fo:country="PL" fo:font-weight="normal" officeooo:rsid="00ce9d16" officeooo:paragraph-rsid="00ce9d16"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pl" fo:country="PL" fo:font-style="italic" fo:font-weight="normal" officeooo:rsid="00b29510" officeooo:paragraph-rsid="00b29510"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fo:font-size="12pt" fo:font-weight="normal" officeooo:rsid="009f9608" officeooo:paragraph-rsid="009f9608" style:font-size-asian="12pt" style:font-size-complex="12pt"/>
    </style:style>
    <style:style style:name="P26" style:family="paragraph" style:parent-style-name="Standard">
      <style:paragraph-properties fo:text-align="start" style:justify-single-word="false"/>
      <style:text-properties officeooo:paragraph-rsid="0060bf7a"/>
    </style:style>
    <style:style style:name="P27" style:family="paragraph" style:parent-style-name="Standard">
      <style:paragraph-properties fo:text-align="start" style:justify-single-word="false"/>
      <style:text-properties officeooo:paragraph-rsid="0081bb9f"/>
    </style:style>
    <style:style style:name="P28" style:family="paragraph" style:parent-style-name="Standard">
      <style:paragraph-properties fo:text-align="start" style:justify-single-word="false"/>
      <style:text-properties officeooo:paragraph-rsid="00a202ef"/>
    </style:style>
    <style:style style:name="P29" style:family="paragraph" style:parent-style-name="Standard">
      <style:paragraph-properties fo:text-align="start" style:justify-single-word="false"/>
      <style:text-properties fo:font-weight="normal" officeooo:rsid="00b29510" officeooo:paragraph-rsid="00b29510" style:font-weight-asian="normal" style:font-weight-complex="normal"/>
    </style:style>
    <style:style style:name="P30" style:family="paragraph" style:parent-style-name="Standard">
      <style:paragraph-properties fo:text-align="start" style:justify-single-word="false"/>
      <style:text-properties officeooo:rsid="008b31e3" officeooo:paragraph-rsid="008b31e3"/>
    </style:style>
    <style:style style:name="P31" style:family="paragraph" style:parent-style-name="Standard">
      <style:paragraph-properties fo:text-align="start" style:justify-single-word="false"/>
      <style:text-properties officeooo:rsid="008b31e3" officeooo:paragraph-rsid="008cee63"/>
    </style:style>
    <style:style style:name="P32" style:family="paragraph" style:parent-style-name="Standard">
      <style:paragraph-properties fo:text-align="start" style:justify-single-word="false"/>
      <style:text-properties officeooo:rsid="008b31e3" officeooo:paragraph-rsid="008cef79"/>
    </style:style>
    <style:style style:name="P33" style:family="paragraph" style:parent-style-name="Standard">
      <style:paragraph-properties fo:text-align="start" style:justify-single-word="false"/>
      <style:text-properties officeooo:rsid="008b31e3" officeooo:paragraph-rsid="00a202ef"/>
    </style:style>
    <style:style style:name="P34" style:family="paragraph" style:parent-style-name="Standard">
      <style:paragraph-properties fo:text-align="start" style:justify-single-word="false"/>
      <style:text-properties officeooo:rsid="008b31e3" officeooo:paragraph-rsid="00a584b7"/>
    </style:style>
    <style:style style:name="P35" style:family="paragraph" style:parent-style-name="Standard">
      <style:paragraph-properties fo:text-align="start" style:justify-single-word="false"/>
      <style:text-properties officeooo:rsid="008b31e3" officeooo:paragraph-rsid="00cc78c3"/>
    </style:style>
    <style:style style:name="P36" style:family="paragraph" style:parent-style-name="Standard">
      <style:paragraph-properties fo:text-align="center" style:justify-single-word="false"/>
      <style:text-properties officeooo:rsid="008b31e3" officeooo:paragraph-rsid="00a202ef"/>
    </style:style>
    <style:style style:name="P37" style:family="paragraph" style:parent-style-name="Standard">
      <style:paragraph-properties fo:text-align="start" style:justify-single-word="false"/>
      <style:text-properties style:font-name="Liberation Serif" fo:font-size="12pt" fo:font-weight="normal" officeooo:paragraph-rsid="009f9608" style:font-size-asian="12pt" style:font-size-complex="12pt"/>
    </style:style>
    <style:style style:name="P38" style:family="paragraph" style:parent-style-name="Standard">
      <style:paragraph-properties fo:text-align="start" style:justify-single-word="false"/>
      <style:text-properties officeooo:rsid="00a445cc" officeooo:paragraph-rsid="00a56002"/>
    </style:style>
    <style:style style:name="P39" style:family="paragraph" style:parent-style-name="Standard">
      <style:paragraph-properties fo:text-align="start" style:justify-single-word="false"/>
      <style:text-properties officeooo:rsid="00a445cc" officeooo:paragraph-rsid="00a584b7"/>
    </style:style>
    <style:style style:name="P40" style:family="paragraph" style:parent-style-name="Standard">
      <style:paragraph-properties fo:text-align="center" style:justify-single-word="false"/>
      <style:text-properties officeooo:rsid="00aaa4fd" officeooo:paragraph-rsid="00aaa4fd"/>
    </style:style>
    <style:style style:name="P41" style:family="paragraph" style:parent-style-name="Standard">
      <style:paragraph-properties fo:text-align="center" style:justify-single-word="false"/>
      <style:text-properties officeooo:rsid="00ab074f" officeooo:paragraph-rsid="00ab074f"/>
    </style:style>
    <style:style style:name="P42" style:family="paragraph" style:parent-style-name="Standard">
      <style:paragraph-properties fo:text-align="start" style:justify-single-word="false"/>
      <style:text-properties fo:font-style="italic" fo:font-weight="normal" officeooo:rsid="00b29510" officeooo:paragraph-rsid="00b29510" style:font-style-asian="italic" style:font-weight-asian="normal" style:font-style-complex="italic" style:font-weight-complex="normal"/>
    </style:style>
    <style:style style:name="P4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8cee63" officeooo:paragraph-rsid="008b31e3"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8cee63" officeooo:paragraph-rsid="008cef79"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8cee63" officeooo:paragraph-rsid="008b31e3"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8cee63" officeooo:paragraph-rsid="00a202ef"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fo:font-variant="normal" fo:text-transform="none" fo:color="#000000" style:text-position="0% 100%" style:font-name="Liberation Serif" fo:font-size="12pt" fo:letter-spacing="normal" fo:language="pl" fo:country="PL" fo:font-style="normal" fo:font-weight="normal" officeooo:rsid="008cee63" officeooo:paragraph-rsid="008b31e3"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fo:font-variant="normal" fo:text-transform="none" fo:color="#000000" style:text-position="0% 100%" style:font-name="Liberation Serif" fo:font-size="12pt" fo:letter-spacing="normal" fo:language="pl" fo:country="PL" fo:font-style="normal" fo:font-weight="normal" officeooo:rsid="008cee63" officeooo:paragraph-rsid="00a202ef"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889aac" officeooo:paragraph-rsid="008b31e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a099d4" officeooo:paragraph-rsid="009f9608"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a202ef" officeooo:paragraph-rsid="00a202ef"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text-position="0% 100%" fo:font-size="12pt" fo:language="pl" fo:country="PL" fo:font-weight="normal" officeooo:rsid="009635fd" officeooo:paragraph-rsid="009635fd"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officeooo:rsid="00aaa4fd" officeooo:paragraph-rsid="00aaa4fd"/>
    </style:style>
    <style:style style:name="P54" style:family="paragraph" style:parent-style-name="Table_20_Contents">
      <style:paragraph-properties fo:text-align="center" style:justify-single-word="false"/>
      <style:text-properties officeooo:rsid="00aaa4fd" officeooo:paragraph-rsid="00ab074f"/>
    </style:style>
    <style:style style:name="P55" style:family="paragraph" style:parent-style-name="Table_20_Contents">
      <style:paragraph-properties fo:text-align="center" style:justify-single-word="false"/>
      <style:text-properties officeooo:rsid="00ab074f" officeooo:paragraph-rsid="00ab074f"/>
    </style:style>
    <style:style style:name="P56"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57" style:family="paragraph" style:parent-style-name="Table_20_Contents">
      <style:paragraph-properties fo:text-align="center" style:justify-single-word="false"/>
      <style:text-properties fo:font-size="9pt" fo:font-weight="normal" officeooo:paragraph-rsid="00ab074f" style:font-size-asian="9pt" style:font-weight-asian="normal" style:font-size-complex="9pt" style:font-weight-complex="normal"/>
    </style:style>
    <style:style style:name="P58" style:family="paragraph" style:parent-style-name="Table_20_Contents">
      <style:paragraph-properties fo:text-align="center" style:justify-single-word="false"/>
      <style:text-properties fo:font-size="9pt" fo:font-weight="normal" officeooo:paragraph-rsid="00abb6b1" style:font-size-asian="9pt" style:font-weight-asian="normal" style:font-size-complex="9pt" style:font-weight-complex="normal"/>
    </style:style>
    <style:style style:name="P59" style:family="paragraph" style:parent-style-name="List_20_Paragraph">
      <style:paragraph-properties fo:margin-left="0.55in" fo:margin-right="0in" fo:text-indent="0in" style:auto-text-indent="false"/>
      <style:text-properties fo:font-size="12pt" fo:font-weight="normal" officeooo:paragraph-rsid="007e29a5" style:font-size-asian="12pt" style:font-weight-asian="normal" style:font-size-complex="12pt" style:font-weight-complex="normal"/>
    </style:style>
    <style:style style:name="P60" style:family="paragraph" style:parent-style-name="List_20_Paragraph">
      <style:paragraph-properties fo:margin-left="0in" fo:margin-right="0in" fo:text-align="justify" style:justify-single-word="false" fo:text-indent="0in" style:auto-text-indent="false"/>
      <style:text-properties fo:font-weight="normal" officeooo:paragraph-rsid="007e29a5" style:font-weight-asian="normal" style:font-weight-complex="normal"/>
    </style:style>
    <style:style style:name="P61" style:family="paragraph" style:parent-style-name="List_20_Paragraph">
      <style:paragraph-properties fo:margin-left="0in" fo:margin-right="0in" fo:text-align="justify" style:justify-single-word="false" fo:text-indent="0in" style:auto-text-indent="false"/>
      <style:text-properties fo:font-weight="normal" officeooo:paragraph-rsid="009b1d31" style:font-weight-asian="normal" style:font-weight-complex="normal"/>
    </style:style>
    <style:style style:name="P62" style:family="paragraph" style:parent-style-name="List_20_Paragraph">
      <style:paragraph-properties fo:margin-left="0in" fo:margin-right="0in" fo:text-align="justify" style:justify-single-word="false" fo:text-indent="0in" style:auto-text-indent="false"/>
      <style:text-properties fo:font-weight="normal" officeooo:rsid="007e29a5" officeooo:paragraph-rsid="007e29a5" style:font-weight-asian="normal" style:font-weight-complex="normal"/>
    </style:style>
    <style:style style:name="P63" style:family="paragraph" style:parent-style-name="List_20_Paragraph">
      <style:paragraph-properties fo:margin-left="0in" fo:margin-right="0in" fo:text-align="center" style:justify-single-word="false" fo:text-indent="0in" style:auto-text-indent="false"/>
      <style:text-properties fo:font-weight="normal" officeooo:paragraph-rsid="007e29a5" style:font-weight-asian="normal" style:font-weight-complex="normal"/>
    </style:style>
    <style:style style:name="P64" style:family="paragraph" style:parent-style-name="List_20_Paragraph">
      <style:paragraph-properties fo:margin-left="0in" fo:margin-right="0in" fo:text-align="center" style:justify-single-word="false" fo:text-indent="0in" style:auto-text-indent="false"/>
      <style:text-properties fo:font-weight="normal" officeooo:paragraph-rsid="009b1d31" style:font-weight-asian="normal" style:font-weight-complex="normal"/>
    </style:style>
    <style:style style:name="P65" style:family="paragraph" style:parent-style-name="List_20_Paragraph">
      <style:paragraph-properties fo:margin-left="0in" fo:margin-right="0in" fo:text-align="start" style:justify-single-word="false" fo:text-indent="0in" style:auto-text-indent="false"/>
      <style:text-properties fo:font-size="12pt" fo:language="pl" fo:country="PL" fo:font-weight="normal" officeooo:rsid="00064956" officeooo:paragraph-rsid="007e29a5" style:font-size-asian="12pt" style:font-weight-asian="normal" style:font-size-complex="12pt" style:font-weight-complex="normal"/>
    </style:style>
    <style:style style:name="P66" style:family="paragraph" style:parent-style-name="List_20_Paragraph">
      <style:paragraph-properties fo:margin-left="0in" fo:margin-right="0in" fo:text-align="justify" style:justify-single-word="false" fo:text-indent="0in" style:auto-text-indent="false"/>
      <style:text-properties fo:font-size="12pt" fo:font-weight="normal" officeooo:paragraph-rsid="007e29a5" style:font-size-asian="12pt" style:font-weight-asian="normal" style:font-size-complex="12pt" style:font-weight-complex="normal"/>
    </style:style>
    <style:style style:name="P67" style:family="paragraph" style:parent-style-name="List_20_Paragraph">
      <style:paragraph-properties fo:margin-left="0in" fo:margin-right="0in" fo:text-align="justify" style:justify-single-word="false" fo:text-indent="0in" style:auto-text-indent="false"/>
      <style:text-properties fo:font-size="12pt" fo:font-weight="normal" officeooo:paragraph-rsid="009b1d31"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8b31e3" officeooo:paragraph-rsid="0081bb9f"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fo:font-weight="normal" officeooo:rsid="008ed499" officeooo:paragraph-rsid="00cc78c3"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font-size="12pt" fo:language="pl" fo:country="PL" fo:font-weight="bold" officeooo:rsid="007e29a5" officeooo:paragraph-rsid="0060bf7a" style:font-size-asian="12pt" style:font-weight-asian="bold" style:font-size-complex="12pt" style:font-weight-complex="bold"/>
    </style:style>
    <style:style style:name="P71" style:family="paragraph" style:parent-style-name="Standard">
      <style:paragraph-properties fo:text-align="start" style:justify-single-word="false"/>
      <style:text-properties fo:font-size="12pt" fo:language="pl" fo:country="PL" fo:font-weight="normal" officeooo:rsid="00b29510" officeooo:paragraph-rsid="00b29510"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size="12pt" fo:language="pl" fo:country="PL" fo:font-weight="normal" officeooo:rsid="00b2c205" officeooo:paragraph-rsid="00cc78c3"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size="12pt" fo:language="pl" fo:country="PL" fo:font-style="italic" fo:font-weight="normal" officeooo:rsid="00b29510" officeooo:paragraph-rsid="00b29510" style:font-size-asian="12pt" style:font-style-asian="italic" style:font-weight-asian="normal" style:font-size-complex="12pt" style:font-style-complex="italic" style:font-weight-complex="normal"/>
    </style:style>
    <style:style style:name="P74" style:family="paragraph" style:parent-style-name="Standard">
      <style:paragraph-properties fo:text-align="start" style:justify-single-word="false"/>
      <style:text-properties fo:font-size="12pt" fo:language="pl" fo:country="PL" fo:font-style="italic" fo:font-weight="normal" officeooo:rsid="00ce9d16" officeooo:paragraph-rsid="00ce9d16" style:font-size-asian="12pt" style:font-style-asian="italic" style:font-weight-asian="normal" style:font-size-complex="12pt" style:font-style-complex="italic" style:font-weight-complex="normal"/>
    </style:style>
    <style:style style:name="P75" style:family="paragraph" style:parent-style-name="List_20_Paragraph" style:list-style-name="WWNum4">
      <style:paragraph-properties fo:margin-left="0in" fo:margin-right="0in" fo:text-align="justify" style:justify-single-word="false" fo:text-indent="0in" style:auto-text-indent="false"/>
      <style:text-properties officeooo:paragraph-rsid="007e29a5"/>
    </style:style>
    <style:style style:name="T1" style:family="text">
      <style:text-properties fo:font-weight="normal" style:font-weight-asian="normal" style:font-weight-complex="normal"/>
    </style:style>
    <style:style style:name="T2" style:family="text">
      <style:text-properties fo:font-weight="normal" officeooo:rsid="0084cc84" style:font-weight-asian="normal" style:font-weight-complex="normal"/>
    </style:style>
    <style:style style:name="T3" style:family="text">
      <style:text-properties fo:font-weight="normal" officeooo:rsid="0086fcd5" style:font-weight-asian="normal" style:font-weight-complex="normal"/>
    </style:style>
    <style:style style:name="T4" style:family="text">
      <style:text-properties fo:font-weight="normal" officeooo:rsid="00889aac" style:font-weight-asian="normal" style:font-weight-complex="normal"/>
    </style:style>
    <style:style style:name="T5" style:family="text">
      <style:text-properties fo:font-weight="normal" officeooo:rsid="008cef79" style:font-weight-asian="normal" style:font-weight-complex="normal"/>
    </style:style>
    <style:style style:name="T6" style:family="text">
      <style:text-properties fo:font-weight="normal" officeooo:rsid="00925c34" style:font-weight-asian="normal" style:font-weight-complex="normal"/>
    </style:style>
    <style:style style:name="T7" style:family="text">
      <style:text-properties fo:font-weight="normal" officeooo:rsid="0094530f" style:font-weight-asian="normal" style:font-weight-complex="normal"/>
    </style:style>
    <style:style style:name="T8" style:family="text">
      <style:text-properties fo:font-weight="normal" officeooo:rsid="0098d2cb" style:font-weight-asian="normal" style:font-weight-complex="normal"/>
    </style:style>
    <style:style style:name="T9" style:family="text">
      <style:text-properties fo:font-weight="normal" officeooo:rsid="00a099d4" style:font-weight-asian="normal" style:font-weight-complex="normal"/>
    </style:style>
    <style:style style:name="T10" style:family="text">
      <style:text-properties fo:font-weight="normal" officeooo:rsid="00b2c205" style:font-weight-asian="normal" style:font-weight-complex="normal"/>
    </style:style>
    <style:style style:name="T11" style:family="text">
      <style:text-properties fo:font-weight="normal" officeooo:rsid="00c8bfd3" style:font-weight-asian="normal" style:font-weight-complex="normal"/>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94530f" style:font-weight-asian="normal" style:font-weight-complex="normal"/>
    </style:style>
    <style:style style:name="T14" style:family="text">
      <style:text-properties style:text-position="0% 100%" fo:font-weight="normal" officeooo:rsid="009635fd" style:font-weight-asian="normal" style:font-weight-complex="normal"/>
    </style:style>
    <style:style style:name="T15" style:family="text">
      <style:text-properties style:text-position="0% 100%" fo:font-weight="normal" officeooo:rsid="0097b83c" style:font-weight-asian="normal" style:font-weight-complex="normal"/>
    </style:style>
    <style:style style:name="T16" style:family="text">
      <style:text-properties style:text-position="0% 100%" fo:font-weight="normal" officeooo:rsid="00925c34" style:font-weight-asian="normal" style:font-weight-complex="normal"/>
    </style:style>
    <style:style style:name="T17" style:family="text">
      <style:text-properties style:text-position="0% 100%" fo:font-weight="normal" officeooo:rsid="0081bb9f" style:font-weight-asian="normal" style:font-weight-complex="normal"/>
    </style:style>
    <style:style style:name="T18" style:family="text">
      <style:text-properties style:text-position="0% 100%" fo:font-weight="normal" officeooo:rsid="0098d2cb" style:font-weight-asian="normal" style:font-weight-complex="normal"/>
    </style:style>
    <style:style style:name="T19" style:family="text">
      <style:text-properties style:text-position="0% 100%" fo:font-weight="normal" officeooo:rsid="009932c5" style:font-weight-asian="normal" style:font-weight-complex="normal"/>
    </style:style>
    <style:style style:name="T20" style:family="text">
      <style:text-properties style:text-position="0% 100%" fo:font-weight="normal" officeooo:rsid="009b1d31" style:font-weight-asian="normal" style:font-weight-complex="normal"/>
    </style:style>
    <style:style style:name="T21" style:family="text">
      <style:text-properties style:text-position="0% 100%" fo:font-weight="normal" officeooo:rsid="009c7c86" style:font-weight-asian="normal" style:font-weight-complex="normal"/>
    </style:style>
    <style:style style:name="T22" style:family="text">
      <style:text-properties style:text-position="0% 100%" fo:font-weight="normal" officeooo:rsid="00b73d66" style:font-weight-asian="normal" style:font-weight-complex="normal"/>
    </style:style>
    <style:style style:name="T23" style:family="text">
      <style:text-properties style:text-position="0% 100%" fo:font-weight="normal" officeooo:rsid="00bb3f79" style:font-weight-asian="normal" style:font-weight-complex="normal"/>
    </style:style>
    <style:style style:name="T24" style:family="text">
      <style:text-properties style:text-position="0% 100%" style:font-name="Liberation Serif" fo:font-size="12pt" fo:language="pl" fo:country="PL" fo:font-weight="normal" officeooo:rsid="008a46d6" style:font-size-asian="12pt" style:font-weight-asian="normal" style:font-size-complex="12pt" style:font-weight-complex="normal"/>
    </style:style>
    <style:style style:name="T25" style:family="text">
      <style:text-properties fo:font-size="12pt" fo:language="pl" fo:country="PL" fo:font-weight="bold" officeooo:rsid="0081bb9f" style:font-size-asian="12pt" style:font-weight-asian="bold" style:font-size-complex="12pt" style:font-weight-complex="bold"/>
    </style:style>
    <style:style style:name="T26" style:family="text">
      <style:text-properties fo:font-size="12pt" fo:language="pl" fo:country="PL" fo:font-weight="bold" officeooo:rsid="007e29a5" style:font-size-asian="12pt" style:font-weight-asian="bold" style:font-size-complex="12pt" style:font-weight-complex="bold"/>
    </style:style>
    <style:style style:name="T27" style:family="text">
      <style:text-properties fo:font-size="12pt" fo:language="pl" fo:country="PL" fo:font-weight="bold" officeooo:rsid="0076a634" style:font-size-asian="12pt" style:font-weight-asian="bold" style:font-size-complex="12pt" style:font-weight-complex="bold"/>
    </style:style>
    <style:style style:name="T28" style:family="text">
      <style:text-properties fo:font-size="12pt" fo:language="pl" fo:country="PL" fo:font-weight="bold" officeooo:rsid="00829baa" style:font-size-asian="12pt" style:font-weight-asian="bold" style:font-size-complex="12pt" style:font-weight-complex="bold"/>
    </style:style>
    <style:style style:name="T29" style:family="text">
      <style:text-properties fo:font-size="12pt" fo:language="pl" fo:country="PL" style:font-size-asian="12pt" style:font-size-complex="12pt"/>
    </style:style>
    <style:style style:name="T30" style:family="text">
      <style:text-properties fo:font-size="12pt" fo:language="pl" fo:country="PL" officeooo:rsid="0076a634" style:font-size-asian="12pt" style:font-size-complex="12pt"/>
    </style:style>
    <style:style style:name="T31" style:family="text">
      <style:text-properties fo:font-size="12pt" fo:language="pl" fo:country="PL" officeooo:rsid="00c1d703" style:font-size-asian="12pt" style:font-size-complex="12pt"/>
    </style:style>
    <style:style style:name="T32" style:family="text">
      <style:text-properties fo:font-size="12pt" fo:language="pl" fo:country="PL" fo:font-weight="normal" officeooo:rsid="00889aac" style:font-size-asian="12pt" style:font-weight-asian="normal" style:font-size-complex="12pt" style:font-weight-complex="normal"/>
    </style:style>
    <style:style style:name="T33" style:family="text">
      <style:text-properties fo:font-size="12pt" fo:language="pl" fo:country="PL" fo:font-weight="normal" officeooo:rsid="008a46d6" style:font-size-asian="12pt" style:font-weight-asian="normal" style:font-size-complex="12pt" style:font-weight-complex="normal"/>
    </style:style>
    <style:style style:name="T34" style:family="text">
      <style:text-properties fo:font-size="12pt" fo:language="pl" fo:country="PL" fo:font-weight="normal" officeooo:rsid="00a202ef" style:font-size-asian="12pt" style:font-weight-asian="normal" style:font-size-complex="12pt" style:font-weight-complex="normal"/>
    </style:style>
    <style:style style:name="T35" style:family="text">
      <style:text-properties fo:font-size="12pt" style:font-size-asian="12pt" style:font-size-complex="12pt"/>
    </style:style>
    <style:style style:name="T36" style:family="text">
      <style:text-properties fo:font-size="12pt" officeooo:rsid="007e29a5" style:font-size-asian="12pt" style:font-size-complex="12pt"/>
    </style:style>
    <style:style style:name="T37" style:family="text">
      <style:text-properties fo:font-size="12pt" officeooo:rsid="007fcc69" style:font-size-asian="12pt" style:font-size-complex="12pt"/>
    </style:style>
    <style:style style:name="T38" style:family="text">
      <style:text-properties fo:font-size="12pt" fo:font-weight="bold" style:font-size-asian="12pt" style:font-weight-asian="bold" style:font-size-complex="12pt"/>
    </style:style>
    <style:style style:name="T39" style:family="text">
      <style:text-properties fo:font-size="12pt" fo:font-weight="bold" officeooo:rsid="007e29a5" style:font-size-asian="12pt" style:font-weight-asian="bold" style:font-size-complex="12pt"/>
    </style:style>
    <style:style style:name="T40" style:family="text">
      <style:text-properties fo:font-size="12pt" fo:font-style="italic" style:font-size-asian="12pt" style:font-style-asian="italic" style:font-size-complex="12pt"/>
    </style:style>
    <style:style style:name="T41" style:family="text">
      <style:text-properties style:text-position="sub 58%" fo:font-weight="normal" style:font-weight-asian="normal" style:font-weight-complex="normal"/>
    </style:style>
    <style:style style:name="T42" style:family="text">
      <style:text-properties style:text-position="sub 58%" fo:font-weight="normal" officeooo:rsid="0094530f" style:font-weight-asian="normal" style:font-weight-complex="normal"/>
    </style:style>
    <style:style style:name="T43" style:family="text">
      <style:text-properties style:text-position="sub 58%" fo:font-weight="normal" officeooo:rsid="0097b83c" style:font-weight-asian="normal" style:font-weight-complex="normal"/>
    </style:style>
    <style:style style:name="T44" style:family="text">
      <style:text-properties style:text-position="sub 58%" fo:font-weight="normal" officeooo:rsid="0098d2cb" style:font-weight-asian="normal" style:font-weight-complex="normal"/>
    </style:style>
    <style:style style:name="T45" style:family="text">
      <style:text-properties style:text-position="sub 58%" style:font-name="Liberation Serif" fo:font-size="12pt" fo:language="pl" fo:country="PL" fo:font-weight="normal" officeooo:rsid="008a46d6" style:font-size-asian="12pt" style:font-weight-asian="normal" style:font-size-complex="12pt" style:font-weight-complex="normal"/>
    </style:style>
    <style:style style:name="T46" style:family="text">
      <style:text-properties style:text-position="sub 58%" fo:language="pl" fo:country="PL" officeooo:rsid="009f9608" style:font-weight-asian="normal" style:font-weight-complex="normal"/>
    </style:style>
    <style:style style:name="T47" style:family="text">
      <style:text-properties fo:font-style="italic" style:font-style-asian="italic" style:font-style-complex="italic"/>
    </style:style>
    <style:style style:name="T48" style:family="text">
      <style:text-properties fo:font-style="italic" officeooo:rsid="0076a634" style:font-style-asian="italic" style:font-style-complex="italic"/>
    </style:style>
    <style:style style:name="T49" style:family="text">
      <style:text-properties fo:font-style="italic" officeooo:rsid="00b2c205" style:font-style-asian="italic" style:font-style-complex="italic"/>
    </style:style>
    <style:style style:name="T50" style:family="text">
      <style:text-properties officeooo:rsid="007bee6e"/>
    </style:style>
    <style:style style:name="T51" style:family="text">
      <style:text-properties officeooo:rsid="007e29a5"/>
    </style:style>
    <style:style style:name="T52" style:family="text">
      <style:text-properties officeooo:rsid="00064956"/>
    </style:style>
    <style:style style:name="T53" style:family="text">
      <style:text-properties officeooo:rsid="00829baa"/>
    </style:style>
    <style:style style:name="T54" style:family="text">
      <style:text-properties fo:font-variant="normal" fo:text-transform="none" fo:color="#000000" fo:letter-spacing="normal" fo:font-style="normal"/>
    </style:style>
    <style:style style:name="T55" style:family="text">
      <style:text-properties fo:font-variant="normal" fo:text-transform="none" fo:color="#000000" fo:letter-spacing="normal" fo:font-style="normal" style:font-weight-asian="normal" style:font-weight-complex="normal"/>
    </style:style>
    <style:style style:name="T56" style:family="text">
      <style:text-properties fo:font-variant="normal" fo:text-transform="none" fo:color="#000000" fo:letter-spacing="normal" fo:font-style="normal" officeooo:rsid="00bd965c" style:font-weight-asian="normal" style:font-weight-complex="normal"/>
    </style:style>
    <style:style style:name="T57" style:family="text">
      <style:text-properties fo:font-variant="normal" fo:text-transform="none" fo:color="#000000" fo:letter-spacing="normal" fo:font-style="italic" style:font-weight-asian="normal" style:font-weight-complex="normal"/>
    </style:style>
    <style:style style:name="T58" style:family="text">
      <style:text-properties fo:font-variant="normal" fo:text-transform="none" fo:color="#000000" fo:letter-spacing="normal" fo:language="pl" fo:country="PL" fo:font-style="normal" officeooo:rsid="009f9608" style:font-weight-asian="normal" style:font-weight-complex="normal"/>
    </style:style>
    <style:style style:name="T59" style:family="text">
      <style:text-properties fo:font-variant="normal" fo:text-transform="none" fo:color="#000000" style:text-position="0% 100%" fo:letter-spacing="normal" fo:language="pl" fo:country="PL" fo:font-style="normal" officeooo:rsid="009f9608" style:font-weight-asian="normal" style:font-weight-complex="normal"/>
    </style:style>
    <style:style style:name="T60" style:family="text">
      <style:text-properties fo:font-variant="normal" fo:text-transform="none" fo:color="#000000" style:text-position="0% 100%" fo:letter-spacing="normal" fo:language="pl" fo:country="PL" fo:font-style="italic" officeooo:rsid="009f9608" style:font-weight-asian="normal" style:font-weight-complex="normal"/>
    </style:style>
    <style:style style:name="T61" style:family="text">
      <style:text-properties fo:font-variant="normal" fo:text-transform="none" fo:color="#000000" style:text-position="0% 100%" style:font-name="Liberation Serif" fo:letter-spacing="normal" fo:language="pl" fo:country="PL" fo:font-style="normal" style:font-weight-asian="normal" style:font-weight-complex="normal"/>
    </style:style>
    <style:style style:name="T62" style:family="text">
      <style:text-properties fo:font-variant="normal" fo:text-transform="none" fo:color="#000000" style:text-position="0% 100%" style:font-name="Liberation Serif" fo:letter-spacing="normal" fo:language="pl" fo:country="PL" fo:font-style="normal" officeooo:rsid="00a099d4" style:font-weight-asian="normal" style:font-weight-complex="normal"/>
    </style:style>
    <style:style style:name="T63" style:family="text">
      <style:text-properties fo:font-variant="normal" fo:text-transform="none" fo:color="#000000" style:text-position="0% 100%" style:font-name="Liberation Serif" fo:letter-spacing="normal" fo:language="pl" fo:country="PL" fo:font-style="italic" style:font-weight-asian="normal" style:font-weight-complex="normal"/>
    </style:style>
    <style:style style:name="T64" style:family="text">
      <style:text-properties fo:font-variant="normal" fo:text-transform="none" fo:color="#000000" style:text-position="0% 100%" style:font-name="Liberation Serif" fo:font-size="12pt" fo:letter-spacing="normal" fo:font-style="normal" fo:font-weight="normal" officeooo:rsid="00889aac" style:font-size-asian="12pt" style:font-weight-asian="normal" style:font-size-complex="12pt" style:font-weight-complex="normal"/>
    </style:style>
    <style:style style:name="T65" style:family="text">
      <style:text-properties fo:font-variant="normal" fo:text-transform="none" fo:color="#000000" style:text-position="0% 100%" style:font-name="Liberation Serif" fo:font-size="12pt" fo:letter-spacing="normal" fo:font-style="normal" fo:font-weight="normal" officeooo:rsid="008b31e3" style:font-size-asian="12pt" style:font-weight-asian="normal" style:font-size-complex="12pt" style:font-weight-complex="normal"/>
    </style:style>
    <style:style style:name="T66" style:family="text">
      <style:text-properties fo:font-variant="normal" fo:text-transform="none" fo:color="#000000" style:text-position="0% 100%" style:font-name="Liberation Serif" fo:font-size="12pt" fo:letter-spacing="normal" fo:font-style="normal" fo:font-weight="normal" officeooo:rsid="008cee63" style:font-size-asian="12pt" style:font-weight-asian="normal" style:font-size-complex="12pt" style:font-weight-complex="normal"/>
    </style:style>
    <style:style style:name="T67" style:family="text">
      <style:text-properties fo:font-variant="normal" fo:text-transform="none" fo:color="#000000" style:text-position="0% 100%" style:font-name="Liberation Serif" fo:font-size="12pt" fo:letter-spacing="normal" fo:font-style="italic" fo:font-weight="normal" officeooo:rsid="008b31e3" style:font-size-asian="12pt" style:font-weight-asian="normal" style:font-size-complex="12pt" style:font-weight-complex="normal"/>
    </style:style>
    <style:style style:name="T68" style:family="text">
      <style:text-properties fo:font-variant="normal" fo:text-transform="none" fo:color="#000000" style:text-position="0% 100%" style:font-name="Liberation Serif" fo:font-size="12pt" fo:letter-spacing="normal" fo:language="pl" fo:country="PL" fo:font-style="normal" fo:font-weight="normal" style:font-size-asian="12pt" style:font-weight-asian="normal" style:font-size-complex="12pt" style:font-weight-complex="normal"/>
    </style:style>
    <style:style style:name="T69" style:family="text">
      <style:text-properties fo:font-variant="normal" fo:text-transform="none" fo:color="#000000" style:text-position="0% 100%" style:font-name="Liberation Serif" fo:font-size="12pt" fo:letter-spacing="normal" fo:language="pl" fo:country="PL" fo:font-style="normal" fo:font-weight="normal" officeooo:rsid="00889aac" style:font-size-asian="12pt" style:font-weight-asian="normal" style:font-size-complex="12pt" style:font-weight-complex="normal"/>
    </style:style>
    <style:style style:name="T70" style:family="text">
      <style:text-properties fo:font-variant="normal" fo:text-transform="none" fo:color="#000000" style:text-position="0% 100%" style:font-name="Liberation Serif" fo:font-size="12pt" fo:letter-spacing="normal" fo:language="pl" fo:country="PL" fo:font-style="normal" fo:font-weight="normal" officeooo:rsid="008cee63" style:font-size-asian="12pt" style:font-weight-asian="normal" style:font-size-complex="12pt" style:font-weight-complex="normal"/>
    </style:style>
    <style:style style:name="T71" style:family="text">
      <style:text-properties fo:font-variant="normal" fo:text-transform="none" fo:color="#000000" style:text-position="0% 100%" style:font-name="Liberation Serif" fo:font-size="12pt" fo:letter-spacing="normal" fo:language="pl" fo:country="PL" fo:font-style="normal" fo:font-weight="normal" officeooo:rsid="008ea57d" style:font-size-asian="12pt" style:font-weight-asian="normal" style:font-size-complex="12pt" style:font-weight-complex="normal"/>
    </style:style>
    <style:style style:name="T72" style:family="text">
      <style:text-properties fo:font-variant="normal" fo:text-transform="none" fo:color="#000000" style:text-position="0% 100%" style:font-name="Liberation Serif" fo:font-size="12pt" fo:letter-spacing="normal" fo:language="pl" fo:country="PL" fo:font-style="normal" fo:font-weight="normal" officeooo:rsid="008ed499" style:font-size-asian="12pt" style:font-weight-asian="normal" style:font-size-complex="12pt" style:font-weight-complex="normal"/>
    </style:style>
    <style:style style:name="T73" style:family="text">
      <style:text-properties fo:font-variant="normal" fo:text-transform="none" fo:color="#000000" style:text-position="0% 100%" style:font-name="Liberation Serif" fo:font-size="12pt" fo:letter-spacing="normal" fo:language="pl" fo:country="PL" fo:font-style="normal" fo:font-weight="normal" officeooo:rsid="00925c34" style:font-size-asian="12pt" style:font-weight-asian="normal" style:font-size-complex="12pt" style:font-weight-complex="normal"/>
    </style:style>
    <style:style style:name="T74" style:family="text">
      <style:text-properties fo:font-variant="normal" fo:text-transform="none" fo:color="#000000" style:text-position="0% 100%" style:font-name="Liberation Serif" fo:font-size="12pt" fo:letter-spacing="normal" fo:language="pl" fo:country="PL" fo:font-style="normal" fo:font-weight="normal" officeooo:rsid="009f9608" style:font-size-asian="12pt" style:font-weight-asian="normal" style:font-size-complex="12pt" style:font-weight-complex="normal"/>
    </style:style>
    <style:style style:name="T75" style:family="text">
      <style:text-properties fo:font-variant="normal" fo:text-transform="none" fo:color="#000000" style:text-position="0% 100%" style:font-name="Liberation Serif" fo:font-size="12pt" fo:letter-spacing="normal" fo:language="pl" fo:country="PL" fo:font-style="normal" fo:font-weight="normal" officeooo:rsid="00a202ef" style:font-size-asian="12pt" style:font-weight-asian="normal" style:font-size-complex="12pt" style:font-weight-complex="normal"/>
    </style:style>
    <style:style style:name="T76" style:family="text">
      <style:text-properties fo:font-variant="normal" fo:text-transform="none" fo:color="#000000" style:text-position="0% 100%" style:font-name="Liberation Serif" fo:font-size="12pt" fo:letter-spacing="normal" fo:language="pl" fo:country="PL" fo:font-style="normal" fo:font-weight="normal" officeooo:rsid="00a56002" style:font-size-asian="12pt" style:font-weight-asian="normal" style:font-size-complex="12pt" style:font-weight-complex="normal"/>
    </style:style>
    <style:style style:name="T77" style:family="text">
      <style:text-properties fo:font-variant="normal" fo:text-transform="none" fo:color="#000000" style:text-position="0% 100%" style:font-name="Liberation Serif" fo:font-size="12pt" fo:letter-spacing="normal" fo:language="pl" fo:country="PL" fo:font-style="normal" fo:font-weight="normal" officeooo:rsid="00a584b7" style:font-size-asian="12pt" style:font-weight-asian="normal" style:font-size-complex="12pt" style:font-weight-complex="normal"/>
    </style:style>
    <style:style style:name="T78" style:family="text">
      <style:text-properties fo:font-variant="normal" fo:text-transform="none" fo:color="#000000" style:text-position="0% 100%" style:font-name="Liberation Serif" fo:font-size="12pt" fo:letter-spacing="normal" fo:language="pl" fo:country="PL" fo:font-style="normal" fo:font-weight="normal" officeooo:rsid="0081bb9f" style:font-size-asian="12pt" style:font-weight-asian="normal" style:font-size-complex="12pt" style:font-weight-complex="normal"/>
    </style:style>
    <style:style style:name="T79" style:family="text">
      <style:text-properties fo:font-variant="normal" fo:text-transform="none" fo:color="#000000" style:text-position="0% 100%" style:font-name="Liberation Serif" fo:font-size="12pt" fo:letter-spacing="normal" fo:language="pl" fo:country="PL" fo:font-style="normal" fo:font-weight="normal" officeooo:rsid="00be5558" style:font-size-asian="12pt" style:font-weight-asian="normal" style:font-size-complex="12pt" style:font-weight-complex="normal"/>
    </style:style>
    <style:style style:name="T80" style:family="text">
      <style:text-properties fo:font-variant="normal" fo:text-transform="none" fo:color="#000000" style:text-position="0% 100%" style:font-name="Liberation Serif" fo:font-size="12pt" fo:letter-spacing="normal" fo:language="pl" fo:country="PL" fo:font-style="italic" fo:font-weight="normal" officeooo:rsid="009f9608" style:font-size-asian="12pt" style:font-weight-asian="normal" style:font-size-complex="12pt" style:font-weight-complex="normal"/>
    </style:style>
    <style:style style:name="T81" style:family="text">
      <style:text-properties fo:font-variant="normal" fo:text-transform="none" fo:color="#000000" style:text-position="sub 58%" style:font-name="Liberation Serif" fo:font-size="12pt" fo:letter-spacing="normal" fo:language="pl" fo:country="PL" fo:font-style="normal" fo:font-weight="normal" officeooo:rsid="008ea57d" style:font-size-asian="12pt" style:font-weight-asian="normal" style:font-size-complex="12pt" style:font-weight-complex="normal"/>
    </style:style>
    <style:style style:name="T82" style:family="text">
      <style:text-properties fo:font-variant="normal" fo:text-transform="none" fo:color="#000000" style:text-position="sub 58%" style:font-name="Liberation Serif" fo:font-size="12pt" fo:letter-spacing="normal" fo:language="pl" fo:country="PL" fo:font-style="normal" fo:font-weight="normal" officeooo:rsid="009f9608" style:font-size-asian="12pt" style:font-weight-asian="normal" style:font-size-complex="12pt" style:font-weight-complex="normal"/>
    </style:style>
    <style:style style:name="T83" style:family="text">
      <style:text-properties fo:font-variant="normal" fo:text-transform="none" fo:color="#000000" style:text-position="sub 58%" style:font-name="Liberation Serif" fo:font-size="12pt" fo:letter-spacing="normal" fo:language="pl" fo:country="PL" fo:font-style="normal" fo:font-weight="normal" officeooo:rsid="00a56002" style:font-size-asian="12pt" style:font-weight-asian="normal" style:font-size-complex="12pt" style:font-weight-complex="normal"/>
    </style:style>
    <style:style style:name="T84" style:family="text">
      <style:text-properties fo:font-variant="normal" fo:text-transform="none" fo:color="#000000" style:text-position="sub 58%" style:font-name="Liberation Serif" fo:letter-spacing="normal" fo:language="pl" fo:country="PL" fo:font-style="normal" style:font-weight-asian="normal" style:font-weight-complex="normal"/>
    </style:style>
    <style:style style:name="T85" style:family="text">
      <style:text-properties fo:font-variant="normal" fo:text-transform="none" fo:color="#000000" style:text-position="sub 58%" style:font-name="Liberation Serif" fo:letter-spacing="normal" fo:language="pl" fo:country="PL" fo:font-style="normal" officeooo:rsid="00a099d4" style:font-weight-asian="normal" style:font-weight-complex="normal"/>
    </style:style>
    <style:style style:name="T86" style:family="text">
      <style:text-properties fo:font-variant="normal" fo:text-transform="none" fo:color="#000000" style:text-position="sub 58%" fo:letter-spacing="normal" fo:font-style="normal" style:font-weight-asian="normal" style:font-weight-complex="normal"/>
    </style:style>
    <style:style style:name="T87" style:family="text">
      <style:text-properties fo:font-variant="normal" fo:text-transform="none" fo:color="#000000" style:text-position="sub 58%" fo:letter-spacing="normal" fo:language="pl" fo:country="PL" fo:font-style="normal" officeooo:rsid="009f9608" style:font-weight-asian="normal" style:font-weight-complex="normal"/>
    </style:style>
    <style:style style:name="T88" style:family="text">
      <style:text-properties fo:font-variant="normal" fo:text-transform="none" fo:color="#000000" style:text-position="-33% 80%" fo:letter-spacing="normal" fo:font-style="normal" style:font-weight-asian="normal" style:font-weight-complex="normal"/>
    </style:style>
    <style:style style:name="T89" style:family="text">
      <style:text-properties fo:font-variant="normal" fo:text-transform="none" fo:color="#000000" style:font-name="Liberation Serif" fo:font-size="12pt" fo:letter-spacing="normal" fo:language="pl" fo:country="PL" fo:font-style="normal" fo:font-weight="normal" officeooo:rsid="009f9608" style:font-size-asian="12pt" style:font-weight-asian="normal" style:font-size-complex="12pt" style:font-weight-complex="normal"/>
    </style:style>
    <style:style style:name="T90" style:family="text">
      <style:text-properties style:font-name="Liberation Serif" fo:font-size="12pt" fo:language="pl" fo:country="PL" fo:font-weight="normal" officeooo:rsid="008a46d6" style:font-size-asian="12pt" style:font-weight-asian="normal" style:font-size-complex="12pt" style:font-weight-complex="normal"/>
    </style:style>
    <style:style style:name="T91" style:family="text">
      <style:text-properties officeooo:rsid="008ed499"/>
    </style:style>
    <style:style style:name="T92" style:family="text">
      <style:text-properties officeooo:rsid="009015b4"/>
    </style:style>
    <style:style style:name="T93" style:family="text">
      <style:text-properties fo:language="pl" fo:country="PL" officeooo:rsid="0081bb9f" style:font-weight-asian="normal" style:font-weight-complex="normal"/>
    </style:style>
    <style:style style:name="T94" style:family="text">
      <style:text-properties fo:language="pl" fo:country="PL" officeooo:rsid="009f9608" style:font-weight-asian="normal" style:font-weight-complex="normal"/>
    </style:style>
    <style:style style:name="T95" style:family="text">
      <style:text-properties officeooo:rsid="00abb6b1"/>
    </style:style>
    <style:style style:name="T96" style:family="text">
      <style:text-properties officeooo:rsid="00abc814"/>
    </style:style>
    <style:style style:name="T97" style:family="text">
      <style:text-properties officeooo:rsid="00b1b79e"/>
    </style:style>
    <style:style style:name="T98" style:family="text">
      <style:text-properties officeooo:rsid="0076a634"/>
    </style:style>
    <style:style style:name="T99" style:family="text">
      <style:text-properties officeooo:rsid="00b591b6"/>
    </style:style>
    <style:style style:name="T100" style:family="text">
      <style:text-properties officeooo:rsid="00cc78c3"/>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2" style:family="graphic" style:parent-style-name="Formula">
      <style:graphic-properties fo:margin-left="0in" fo:margin-right="0in" fo:margin-top="0in" fo:margin-bottom="0in"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LICZENIA NAUKOWE – SPRAWOZDANIE <text:span text:style-name="T50">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4">autor: Jan Sieradzki </text:p>
      <text:p text:style-name="P4">nr indeksu: 236441</text:p>
      <text:list xml:id="list2864655588" text:style-name="WWNum4">
        <text:list-item>
          <text:list>
            <text:list-header>
              <text:p text:style-name="P75"><text:soft-page-break/><text:span text:style-name="T39">1. </text:span><text:span text:style-name="T38">Opis problemu</text:span></text:p>
            </text:list-header>
          </text:list>
        </text:list-item>
      </text:list>
      <text:p text:style-name="P66"/>
      <text:p text:style-name="P60"><text:span text:style-name="T35"><text:tab/>1. Napisać funkcję rozwiązującą układ </text:span><text:span text:style-name="T35"><draw:frame draw:style-name="fr1" draw:name="Object24" text:anchor-type="as-char" svg:width="0.428in" svg:height="0.1839in" draw:z-index="9"><draw:object xlink:href="./Object 24" xlink:type="simple" xlink:show="embed" xlink:actuate="onLoad"/><draw:image xlink:href="./ObjectReplacements/Object 24" xlink:type="simple" xlink:show="embed" xlink:actuate="onLoad"/><svg:desc>formula</svg:desc></draw:frame></text:span><text:span text:style-name="T35"><text:s/>metodą eliminacji Gaussa uwzględniającą specyficzną postać (1) macierzy A dla dwóch wariantów:</text:span></text:p>
      <text:p text:style-name="P66">(a) bez wyboru elementu głównego, </text:p>
      <text:p text:style-name="P66">(b) z częściowym wyborem elementu głównego.</text:p>
      <text:p text:style-name="P66"/>
      <text:p text:style-name="P66"><text:tab/>2. Napisać funkcję wyznaczającą rozkład LU macierzy A metodą eliminacji Gaussa uwzględniającą specyficzną postać (1) macierzy A dla dwóch wariantów:</text:p>
      <text:p text:style-name="P66">(a) bez wyboru elementu głównego, </text:p>
      <text:p text:style-name="P66">(b) z częściowym wyborem elementu głównego. </text:p>
      <text:p text:style-name="P66"/>
      <text:p text:style-name="P60"><text:span text:style-name="T35"><text:tab/>3. Napisać funkcję rozwiązującą układ równań </text:span><text:span text:style-name="T35"><draw:frame draw:style-name="fr1" draw:name="Object25" text:anchor-type="as-char" svg:width="0.428in" svg:height="0.1839in" draw:z-index="10"><draw:object xlink:href="./Object 25" xlink:type="simple" xlink:show="embed" xlink:actuate="onLoad"/><draw:image xlink:href="./ObjectReplacements/Object 25" xlink:type="simple" xlink:show="embed" xlink:actuate="onLoad"/><svg:desc>formula</svg:desc></draw:frame></text:span><text:span text:style-name="T35"><text:s/>(uwzględniającą specyficzną postać (1) macierzy</text:span></text:p>
      <text:p text:style-name="P60"><text:span text:style-name="T36">(a</text:span><text:span text:style-name="T35">) jeśli wcześniej został już wyznaczony rozkład LU przez funkcję z punktu 2.</text:span></text:p>
      <text:p text:style-name="P60"/>
      <text:p text:style-name="P60"/>
      <text:p text:style-name="P62"><text:span text:style-name="T35"><text:tab/>(1) Postać macierzy </text:span><text:span text:style-name="T35"><draw:frame draw:style-name="fr1" draw:name="Object7" text:anchor-type="as-char" svg:width="0.5917in" svg:height="0.2075in" draw:z-index="11"><draw:object xlink:href="./Object 8" xlink:type="simple" xlink:show="embed" xlink:actuate="onLoad"/><draw:image xlink:href="./ObjectReplacements/Object 8" xlink:type="simple" xlink:show="embed" xlink:actuate="onLoad"/><svg:desc>formula</svg:desc></draw:frame></text:span><text:span text:style-name="T35"><text:s/>dla </text:span><text:span text:style-name="T37">powyższych</text:span><text:span text:style-name="T35"> problemów : </text:span></text:p>
      <text:p text:style-name="P66"/>
      <text:p text:style-name="P63"><text:span text:style-name="T35"><draw:frame draw:style-name="fr2" draw:name="Object26" text:anchor-type="as-char" svg:y="-0.8681in" svg:width="3.0575in" svg:height="1.6772in" draw:z-index="15"><draw:object xlink:href="./Object 26" xlink:type="simple" xlink:show="embed" xlink:actuate="onLoad"/><draw:image xlink:href="./ObjectReplacements/Object 26" xlink:type="simple" xlink:show="embed" xlink:actuate="onLoad"/><svg:desc>formula</svg:desc></draw:frame></text:span><text:span text:style-name="T35"><text:tab/></text:span></text:p>
      <text:p text:style-name="P61"><draw:frame draw:style-name="fr1" draw:name="Object8" text:anchor-type="as-char" svg:width="0.348in" svg:height="0.3929in" draw:z-index="0"><draw:object xlink:href="./Object 9" xlink:type="simple" xlink:show="embed" xlink:actuate="onLoad"/><draw:image xlink:href="./ObjectReplacements/Object 9" xlink:type="simple" xlink:show="embed" xlink:actuate="onLoad"/><svg:desc>formula</svg:desc></draw:frame><text:span text:style-name="T35"><text:s/>przy założeniu, że </text:span><draw:frame draw:style-name="fr1" draw:name="Object9" text:anchor-type="as-char" svg:width="0.0866in" svg:height="0.1839in" draw:z-index="1"><draw:object xlink:href="./Object 10" xlink:type="simple" xlink:show="embed" xlink:actuate="onLoad"/><draw:image xlink:href="./ObjectReplacements/Object 10" xlink:type="simple" xlink:show="embed" xlink:actuate="onLoad"/><svg:desc>formula</svg:desc></draw:frame><text:span text:style-name="T35"><text:s/>jest podzielne przez </text:span><draw:frame draw:style-name="fr1" draw:name="Object10" text:anchor-type="as-char" svg:width="0.0516in" svg:height="0.1839in" draw:z-index="2"><draw:object xlink:href="./Object 11" xlink:type="simple" xlink:show="embed" xlink:actuate="onLoad"/><draw:image xlink:href="./ObjectReplacements/Object 11" xlink:type="simple" xlink:show="embed" xlink:actuate="onLoad"/><svg:desc>formula</svg:desc></draw:frame><text:span text:style-name="T35">, gdzie </text:span><draw:frame draw:style-name="fr1" draw:name="Object11" text:anchor-type="as-char" svg:width="0.0516in" svg:height="0.1839in" draw:z-index="3"><draw:object xlink:href="./Object 12" xlink:type="simple" xlink:show="embed" xlink:actuate="onLoad"/><draw:image xlink:href="./ObjectReplacements/Object 12" xlink:type="simple" xlink:show="embed" xlink:actuate="onLoad"/><svg:desc>formula</svg:desc></draw:frame><text:span text:style-name="T35"><text:s/>jest rozmiarem wszystkich kwadratowych macierzy wewnętrznych (bloków): </text:span><draw:frame draw:style-name="fr1" draw:name="Object12" text:anchor-type="as-char" svg:width="0.6756in" svg:height="0.2091in" draw:z-index="4"><draw:object xlink:href="./Object 13" xlink:type="simple" xlink:show="embed" xlink:actuate="onLoad"/><draw:image xlink:href="./ObjectReplacements/Object 13" xlink:type="simple" xlink:show="embed" xlink:actuate="onLoad"/><svg:desc>formula</svg:desc></draw:frame><text:span text:style-name="T35">. Bloki : </text:span><text:bookmark-start text:name="_Hlk533003171"/><draw:frame draw:style-name="fr1" draw:name="Object13" text:anchor-type="as-char" svg:width="0.6016in" svg:height="0.2327in" draw:z-index="6"><draw:object xlink:href="./Object 14" xlink:type="simple" xlink:show="embed" xlink:actuate="onLoad"/><draw:image xlink:href="./ObjectReplacements/Object 14" xlink:type="simple" xlink:show="embed" xlink:actuate="onLoad"/><svg:desc>formula</svg:desc></draw:frame><text:span text:style-name="T35">, </text:span><text:bookmark-end text:name="_Hlk533003171"/><draw:frame draw:style-name="fr1" draw:name="Object14" text:anchor-type="as-char" svg:width="0.6846in" svg:height="0.1839in" draw:z-index="7"><draw:object xlink:href="./Object 15" xlink:type="simple" xlink:show="embed" xlink:actuate="onLoad"/><draw:image xlink:href="./ObjectReplacements/Object 15" xlink:type="simple" xlink:show="embed" xlink:actuate="onLoad"/><svg:desc>formula</svg:desc></draw:frame><text:span text:style-name="T35"><text:s/>jest macierzą gęstą, 0 jest kwadratową macierzą zerową stopnia </text:span><draw:frame draw:style-name="fr1" draw:name="Object15" text:anchor-type="as-char" svg:width="0.0516in" svg:height="0.1839in" draw:z-index="8"><draw:object xlink:href="./Object 16" xlink:type="simple" xlink:show="embed" xlink:actuate="onLoad"/><draw:image xlink:href="./ObjectReplacements/Object 16" xlink:type="simple" xlink:show="embed" xlink:actuate="onLoad"/><svg:desc>formula</svg:desc></draw:frame>, <text:span text:style-name="T35"><draw:frame draw:style-name="fr1" draw:name="Object20" text:anchor-type="as-char" svg:width="0.5945in" svg:height="0.2327in" draw:z-index="12"><draw:object xlink:href="./Object 3" xlink:type="simple" xlink:show="embed" xlink:actuate="onLoad"/><draw:image xlink:href="./ObjectReplacements/Object 3" xlink:type="simple" xlink:show="embed" xlink:actuate="onLoad"/><svg:desc>formula</svg:desc></draw:frame></text:span><text:span text:style-name="T35">, </text:span><text:span text:style-name="T35"><draw:frame draw:style-name="fr1" draw:name="Object21" text:anchor-type="as-char" svg:width="0.9075in" svg:height="0.1839in" draw:z-index="18"><draw:object xlink:href="./Object 4" xlink:type="simple" xlink:show="embed" xlink:actuate="onLoad"/><draw:image xlink:href="./ObjectReplacements/Object 4" xlink:type="simple" xlink:show="embed" xlink:actuate="onLoad"/><svg:desc>formula</svg:desc></draw:frame></text:span><text:span text:style-name="T35"><text:s/>jest macierzą diagonalną,</text:span><text:span text:style-name="T37">a m</text:span><text:span text:style-name="T35">acierz </text:span><draw:frame draw:style-name="fr1" draw:name="Object16" text:anchor-type="as-char" svg:width="0.5866in" svg:height="0.2327in" draw:z-index="13"><draw:object xlink:href="./Object 17" xlink:type="simple" xlink:show="embed" xlink:actuate="onLoad"/><draw:image xlink:href="./ObjectReplacements/Object 17" xlink:type="simple" xlink:show="embed" xlink:actuate="onLoad"/><svg:desc>formula</svg:desc></draw:frame><text:span text:style-name="T35">, </text:span><draw:frame draw:style-name="fr1" draw:name="Object17" text:anchor-type="as-char" svg:width="0.6862in" svg:height="0.1839in" draw:z-index="14"><draw:object xlink:href="./Object 18" xlink:type="simple" xlink:show="embed" xlink:actuate="onLoad"/><draw:image xlink:href="./ObjectReplacements/Object 18" xlink:type="simple" xlink:show="embed" xlink:actuate="onLoad"/><svg:desc>formula</svg:desc></draw:frame><text:span text:style-name="T40"><text:s/></text:span><text:span text:style-name="T35">jest następującej postaci:</text:span></text:p>
      <text:p text:style-name="P67"/>
      <text:p text:style-name="P64"><draw:frame draw:style-name="fr1" draw:name="Object18" text:anchor-type="as-char" svg:width="1.3575in" svg:height="1.0181in" draw:z-index="19"><draw:object xlink:href="./Object 19" xlink:type="simple" xlink:show="embed" xlink:actuate="onLoad"/><draw:image xlink:href="./ObjectReplacements/Object 19" xlink:type="simple" xlink:show="embed" xlink:actuate="onLoad"/><svg:desc>formula</svg:desc></draw:frame></text:p>
      <text:p text:style-name="P59"/>
      <text:p text:style-name="P65"/>
      <text:p text:style-name="P65"/>
      <text:p text:style-name="P4"><text:span text:style-name="T51">2</text:span>. <text:span text:style-name="T53">Op</text:span>is algorytmów</text:p>
      <text:p text:style-name="P4"><text:tab/></text:p>
      <text:p text:style-name="P4"><text:tab/><text:span text:style-name="T2">Na wstępie warto pomyśleć o efektywnym sposobie przechowywania macierzy, ponieważ jest rzadka, nie opłaca jej się trzymać w tablicy dwuwymiarowej. Skorzystałem z biblioteki SparseMatrixCSC, która „kompresuje” liczne zera macierzy, oszczędzając tym samym pamięć.</text:span></text:p>
      <text:p text:style-name="P15"/>
      <text:p text:style-name="P8"/>
      <text:p text:style-name="P8"><text:soft-page-break/>I) Rozwiązywanie układu <text:span text:style-name="T52"><text:s/></text:span><text:span text:style-name="T52"><draw:frame draw:style-name="fr1" draw:name="Object2" text:anchor-type="as-char" svg:width="0.428in" svg:height="0.1839in" draw:z-index="16"><draw:object xlink:href="./Object 5" xlink:type="simple" xlink:show="embed" xlink:actuate="onLoad"/><draw:image xlink:href="./ObjectReplacements/Object 5" xlink:type="simple" xlink:show="embed" xlink:actuate="onLoad"/><svg:desc>formula</svg:desc></draw:frame></text:span><text:s/>zmodyfikowaną metodą eliminacji Gaussa</text:p>
      <text:p text:style-name="P8"/>
      <text:p text:style-name="P9"><text:tab/><text:span text:style-name="T3">Metoda eliminacji Gaussa służy do </text:span><text:span text:style-name="T4">wyliczania wektora x w równaniu Ax = b, tzn służy do rozwiązywania układu równań liniowych. <text:s/>Celem metody jest sprowadzenie macierzy A do tzn, macierzy </text:span><text:span text:style-name="T5">trójkątnej </text:span><text:span text:style-name="T4">górnej, gdzie wszystkie elementy poniżej głównej przekątnej są zerami, a sama przekątna jest niezerowa :</text:span></text:p>
      <text:p text:style-name="P14"/>
      <text:p text:style-name="P14"><draw:frame draw:style-name="fr2" draw:name="Object32" text:anchor-type="as-char" svg:y="-0.7453in" svg:width="2.5626in" svg:height="1.4311in" draw:z-index="20"><draw:object xlink:href="./Object 21" xlink:type="simple" xlink:show="embed" xlink:actuate="onLoad"/><draw:image xlink:href="./ObjectReplacements/Object 21" xlink:type="simple" xlink:show="embed" xlink:actuate="onLoad"/><svg:desc>formula</svg:desc></draw:frame></text:p>
      <text:p text:style-name="P14"/>
      <text:p text:style-name="P27"><text:span text:style-name="T32"><text:tab/></text:span><text:span text:style-name="T33">Aby to osiągnąć, potrzebujemy n iteracji algorytmu. W każdy</text:span><text:span text:style-name="T90">m kroku k bierzemy na celownik kolejny główny element a</text:span><text:span text:style-name="T45">k,k</text:span><text:span text:style-name="T24"> i naszym celem jest wyzerowanie wszystkich elementów pod tym elementem, tzn wszystkich a</text:span><text:span text:style-name="T45">r,k</text:span><text:span text:style-name="T24"> gdzie r to numer rzędu , k numer kolumny i r &gt; k. </text:span><text:span text:style-name="T64">W tym celu do kolejnych elementów wiersza </text:span><text:span text:style-name="T67">r</text:span><text:span text:style-name="T64">-tego </text:span><text:span text:style-name="T65">(r = k+1,k+2,…,n)</text:span><text:span text:style-name="T64"> dodajemy kolejne elementy wiersza </text:span><text:span text:style-name="T65">k-tego</text:span><text:span text:style-name="T64"> przemnożone przez </text:span><text:span text:style-name="T64"><draw:frame draw:style-name="fr2" draw:name="Object6" text:anchor-type="as-char" svg:y="-0.2689in" svg:width="0.4098in" svg:height="0.4425in" draw:z-index="23"><draw:object xlink:href="./Object 22" xlink:type="simple" xlink:show="embed" xlink:actuate="onLoad"/><draw:image xlink:href="./ObjectReplacements/Object 22" xlink:type="simple" xlink:show="embed" xlink:actuate="onLoad"/><svg:desc>formula</svg:desc></draw:frame></text:span><text:span text:style-name="T64"><text:s/>, </text:span><text:span text:style-name="T65">tzn od r=k+1 do r=n mamy </text:span><text:span text:style-name="T65"><draw:frame draw:style-name="fr2" draw:name="Object19" text:anchor-type="as-char" svg:y="-0.2689in" svg:width="1.2984in" svg:height="0.4425in" draw:z-index="24"><draw:object xlink:href="./Object 23" xlink:type="simple" xlink:show="embed" xlink:actuate="onLoad"/><draw:image xlink:href="./ObjectReplacements/Object 23" xlink:type="simple" xlink:show="embed" xlink:actuate="onLoad"/><svg:desc>formula</svg:desc></draw:frame></text:span><text:span text:style-name="T65"><text:s/>gdzie i = k,k+1 ,…,n.</text:span></text:p>
      <text:p text:style-name="P68"/>
      <text:p text:style-name="P31"><text:span text:style-name="T66"><text:tab/>Analogicznie postępujemy dla wektora b, który w każdym korku iteracji (tak samo jak dla elementów a jest wyliczany : <text:s/></text:span><text:span text:style-name="T66"><draw:frame draw:style-name="fr2" draw:name="Object22" text:anchor-type="as-char" svg:y="-0.2689in" svg:width="1.0693in" svg:height="0.4425in" draw:z-index="25"><draw:object xlink:href="./Object 27" xlink:type="simple" xlink:show="embed" xlink:actuate="onLoad"/><draw:image xlink:href="./ObjectReplacements/Object 27" xlink:type="simple" xlink:show="embed" xlink:actuate="onLoad"/><svg:desc>formula</svg:desc></draw:frame></text:span><text:span text:style-name="T66">, czyli tak naprawdę dołączamy wektor b do prawej strony macierzy a i traktujemy go tym samym algorytmem.</text:span></text:p>
      <text:p text:style-name="P43"><text:tab/></text:p>
      <text:p text:style-name="P32"><text:span text:style-name="T69"><text:tab/></text:span><text:span text:style-name="T70">Gdy już otrzymamy naszą macierz schodkową i odpowiadający jej nowy wektor b, możemy w prosty sposób wyliczyć rozwiązanie,tzn wektor x. Posłuży nam do tego rekurencyjny wzór : <text:tab/><text:tab/></text:span></text:p>
      <text:p text:style-name="P44"/>
      <text:p text:style-name="P32"><text:span text:style-name="T70"><text:s text:c="54"/></text:span><text:span text:style-name="T70"><draw:frame draw:style-name="fr2" draw:name="Object27" text:anchor-type="as-char" svg:y="-0.2689in" svg:width="0.5547in" svg:height="0.4425in" draw:z-index="26"><draw:object xlink:href="./Object 28" xlink:type="simple" xlink:show="embed" xlink:actuate="onLoad"/><draw:image xlink:href="./ObjectReplacements/Object 28" xlink:type="simple" xlink:show="embed" xlink:actuate="onLoad"/><svg:desc>formula</svg:desc></draw:frame></text:span></text:p>
      <text:p text:style-name="P45"/>
      <text:p text:style-name="P47"><draw:frame draw:style-name="fr2" draw:name="Object28" text:anchor-type="as-char" svg:y="-0.2689in" svg:width="2.1756in" svg:height="0.4425in" draw:z-index="27"><draw:object xlink:href="./Object 29" xlink:type="simple" xlink:show="embed" xlink:actuate="onLoad"/><draw:image xlink:href="./ObjectReplacements/Object 29" xlink:type="simple" xlink:show="embed" xlink:actuate="onLoad"/><svg:desc>formula</svg:desc></draw:frame></text:p>
      <text:p text:style-name="P47"/>
      <text:p text:style-name="P30"><text:span text:style-name="T70"><text:tab/></text:span><text:span text:style-name="T71">Jak wspomniałem wyżej, aby wykonać metodę, diagonala (główna przekątna) macierzy A musi być niezerowa. Nie zawsze tak jest. Odpowiedzią jest częściowy wybór elementu głównego (częściowy, bo wybieramy tylko rzędy, a nie rzędy i kolumny). Polega on na tym, iż w każdym kroku algorytmu wykonujemy dodatkową pętlę od i=k+1 do n, w której szukamy </text:span><text:span text:style-name="T71"><draw:frame draw:style-name="fr2" draw:name="Object29" text:anchor-type="as-char" svg:y="-0.1492in" svg:width="0.5917in" svg:height="0.2102in" draw:z-index="28"><draw:object xlink:href="./Object 30" xlink:type="simple" xlink:show="embed" xlink:actuate="onLoad"/><draw:image xlink:href="./ObjectReplacements/Object 30" xlink:type="simple" xlink:show="embed" xlink:actuate="onLoad"/><svg:desc>formula</svg:desc></draw:frame></text:span><text:span text:style-name="T71"><text:s/>i następnie zamieniamy rzędy, w której to maksimum występuje, z rzędem k, podmieniając w ten sposób element główny (element a</text:span><text:span text:style-name="T81">k,k</text:span><text:span text:style-name="T71">) . Dzięki temu unikamy zer w diagonali </text:span><text:span text:style-name="T73">oraz dzięki wyborowi bezwzględnie większych elementów, zwiększamy dokładność obliczeniową</text:span><text:span text:style-name="T71">. W moim algorytmie w tym celu tworzę specjalny wektor permutacji, który zapamiętuje zamiany. W związku z operacją zamiany rzędów mam pewność, że algorytm się wykona, jeśli tylko macierz nie jest osobliwa.</text:span></text:p>
      <text:p text:style-name="P69"><text:tab/></text:p>
      <text:p text:style-name="P35"><text:soft-page-break/><text:span text:style-name="T72"><text:tab/>Zważając, że nasze zadanie dotyczy macierzy rzadkiej, możemy w znaczący sposób usprawnić algorytm Gaussa, poprzez skrócenie granic poszczególnych pętli tak, aby pominąć zbędne kroki na zerowych elementach.</text:span><text:span text:style-name="T69"><text:tab/></text:span></text:p>
      <text:p text:style-name="P49"/>
      <text:p text:style-name="P22"><text:tab/>Dzięki <text:span text:style-name="T99">niżej</text:span> opisanym modyfikacjom, zamiast normalnej złożoności algorytmu <draw:frame draw:style-name="fr1" draw:name="Object4" text:anchor-type="as-char" svg:width="0.3665in" svg:height="0.2307in" draw:z-index="21"><draw:object xlink:href="./Object 7" xlink:type="simple" xlink:show="embed" xlink:actuate="onLoad"/><draw:image xlink:href="./ObjectReplacements/Object 7" xlink:type="simple" xlink:show="embed" xlink:actuate="onLoad"/><svg:desc>formula</svg:desc></draw:frame><text:s/><text:span text:style-name="T91">(mamy trzy pętle w algorytmie Gaussa) </text:span>otrzym<text:span text:style-name="T91">amy</text:span> złożoność <draw:frame draw:style-name="fr1" draw:name="Object5" text:anchor-type="as-char" svg:width="0.3118in" svg:height="0.2043in" draw:z-index="22"><draw:object xlink:href="./Object 20" xlink:type="simple" xlink:show="embed" xlink:actuate="onLoad"/><draw:image xlink:href="./ObjectReplacements/Object 20" xlink:type="simple" xlink:show="embed" xlink:actuate="onLoad"/><svg:desc>formula</svg:desc></draw:frame><text:span text:style-name="T91">(ponieważ dwie z pętli będą pomijalne, <text:s/>gdyż znacznie ograniczymy ilość ich iteracji)</text:span>, co jest niewątpliwie ogromnym zyskiem. <text:span text:style-name="T92">Modyfikacje algorytmu</text:span> możemy przeprowadzić na dwa sposoby, ze względu na <text:span text:style-name="T92">wcześniej opisany </text:span>wybór elementu głównego. </text:p>
      <text:p text:style-name="P15"/>
      <text:p text:style-name="P8">a) bez wyboru elementu głównego</text:p>
      <text:p text:style-name="P8"/>
      <text:p text:style-name="P10"><text:tab/><text:span text:style-name="T6">Modyfikacje, jak już wcześniej zostało zaznaczone, będą polegały na ustaleniu dwóch nowych granic pętli, wykorzystujących blokowość i rzadkość macierzy. Jako, że nie możemy skrócić pierwszej pętli, która przechodzi po wszystkich rzędach zerując kolejne kolumny, skupimy się na dwóch pozostałych. </text:span></text:p>
      <text:p text:style-name="P21"/>
      <text:p text:style-name="P11"><text:span text:style-name="T6"><text:tab/>Na początku pętla, która dla ustalonego już elementu głównego iteruje po kolejnych rzędach macierzy w celu usuwania elementów pod elementem głównym (dotychczas od r=k+1 do r=n). Można zauważyć, że pod każdym elementem głównym </text:span><text:span text:style-name="T7">niezerowe elementy a</text:span><text:span text:style-name="T42">r,k</text:span><text:span text:style-name="T13"> będą obecne tylko wewnątrz bloku A</text:span><text:span text:style-name="T42">k</text:span><text:span text:style-name="T13"> rozpatrywanego elementu głównego i ewentualnie (tylko dla jednej kolumny) w bloku niżej B</text:span><text:span text:style-name="T42">k+1</text:span><text:span text:style-name="T13"> , reszta elementu jest już i tak wyzerowana, dlatego nie trzeba po nich iterować. Z racji, że bloki są wielkości l x l, możemy wyznaczyć nową granicę pętli </text:span><text:span text:style-name="T6"><text:s text:c="2"/></text:span><text:span text:style-name="T6"><draw:frame draw:style-name="fr2" draw:name="Object30" text:anchor-type="as-char" svg:y="-0.2437in" svg:width="1.3016in" svg:height="0.3929in" draw:z-index="29"><draw:object xlink:href="./Object 31" xlink:type="simple" xlink:show="embed" xlink:actuate="onLoad"/><draw:image xlink:href="./ObjectReplacements/Object 31" xlink:type="simple" xlink:show="embed" xlink:actuate="onLoad"/><svg:desc>formula</svg:desc></draw:frame></text:span><text:span text:style-name="T6">.</text:span></text:p>
      <text:p text:style-name="P16"><text:span text:style-name="T6">D</text:span><text:span text:style-name="T1">zięki tak opisanej granicy pętla przejdzie do końca interesującego nas bloku A</text:span><text:span text:style-name="T41">k</text:span><text:span text:style-name="T12"> i jeśli nasz element główny znajduje się na kolumnie l w bloku A</text:span><text:span text:style-name="T41">k, </text:span><text:span text:style-name="T12">to weźmie pod uwagę również elementy w bloku poniżej </text:span><text:span text:style-name="T41"><text:s text:c="2"/></text:span><text:span text:style-name="T12">B</text:span><text:span text:style-name="T41">k+1 . </text:span><text:span text:style-name="T14">Przy skrajnym rzędzie n, za limitRow przyjmujemy n, aby granica nie przekroczyła </text:span><text:span text:style-name="T20">wielkości</text:span><text:span text:style-name="T14"> macierzy. Przy założeniu, że l traktujemy jako stałą, mamy złożoność pętli zredukowaną z </text:span><text:span text:style-name="T14"><draw:frame draw:style-name="fr2" draw:name="Object31" text:anchor-type="as-char" svg:y="-0.1583in" svg:width="0.3118in" svg:height="0.2043in" draw:z-index="30"><draw:object xlink:href="./Object 32" xlink:type="simple" xlink:show="embed" xlink:actuate="onLoad"/><draw:image xlink:href="./ObjectReplacements/Object 32" xlink:type="simple" xlink:show="embed" xlink:actuate="onLoad"/><svg:desc>formula</svg:desc></draw:frame></text:span><text:span text:style-name="T14"><text:s/>do </text:span><text:span text:style-name="T14"><draw:frame draw:style-name="fr2" draw:name="Object33" text:anchor-type="as-char" svg:y="-0.1583in" svg:width="0.3075in" svg:height="0.2043in" draw:z-index="31"><draw:object xlink:href="./Object 33" xlink:type="simple" xlink:show="embed" xlink:actuate="onLoad"/><draw:image xlink:href="./ObjectReplacements/Object 33" xlink:type="simple" xlink:show="embed" xlink:actuate="onLoad"/><svg:desc>formula</svg:desc></draw:frame></text:span><text:span text:style-name="T14"><text:s/>.</text:span></text:p>
      <text:p text:style-name="P52"/>
      <text:p text:style-name="P17"><text:span text:style-name="T14"><text:tab/></text:span><text:span text:style-name="T15">Zajmijmy się trzecią pętlą, która dla ustalonego elementu głównego i rzędu, który modyfikujemy algorytmem, ma przechodzić przez kolejne kolumny rzędu (dotychczas </text:span><text:span text:style-name="T16">od </text:span><text:span text:style-name="T15">i</text:span><text:span text:style-name="T16">=k+1 do </text:span><text:span text:style-name="T15">i</text:span><text:span text:style-name="T16">=n</text:span><text:span text:style-name="T15"> ) . Można zauważyć, że aby iteracje miały sens i faktycznie modyfikowały kolejne elementy, to elementy a</text:span><text:span text:style-name="T43">k,i</text:span><text:span text:style-name="T15"> muszą być </text:span><text:span text:style-name="T22">różne od</text:span><text:span text:style-name="T15"> 0. Korzystając z cech naszej macierzy, możemy zauważyć, że pętla ma sens dla granicy <text:s/></text:span><text:span text:style-name="T17">limitCol = k + l , </text:span><text:span text:style-name="T15">ponieważ niezerowe elementy na prawo od elementu a</text:span><text:span text:style-name="T43">k,k</text:span><text:span text:style-name="T15"> mogą wystąpić tylko wewnątrz bloku A</text:span><text:span text:style-name="T43">k </text:span><text:span text:style-name="T15">i na diagonali C</text:span><text:span text:style-name="T43">k</text:span><text:span text:style-name="T15">, która jest oddalona od a</text:span><text:span text:style-name="T43">k,k</text:span><text:span text:style-name="T15"> zawsze o dokładnie wielkość bloku l. Stąd nasza nowa granica, która zmniejsza złożoność pętli </text:span><text:span text:style-name="T14">z </text:span><text:span text:style-name="T14"><draw:frame draw:style-name="fr2" draw:name="Object34" text:anchor-type="as-char" svg:y="-0.1583in" svg:width="0.3118in" svg:height="0.2043in" draw:z-index="32"><draw:object xlink:href="./Object 34" xlink:type="simple" xlink:show="embed" xlink:actuate="onLoad"/><draw:image xlink:href="./ObjectReplacements/Object 34" xlink:type="simple" xlink:show="embed" xlink:actuate="onLoad"/><svg:desc>formula</svg:desc></draw:frame></text:span><text:span text:style-name="T14"><text:s/>do </text:span><text:span text:style-name="T14"><draw:frame draw:style-name="fr2" draw:name="Object35" text:anchor-type="as-char" svg:y="-0.1583in" svg:width="0.3075in" svg:height="0.2043in" draw:z-index="33"><draw:object xlink:href="./Object 35" xlink:type="simple" xlink:show="embed" xlink:actuate="onLoad"/><draw:image xlink:href="./ObjectReplacements/Object 35" xlink:type="simple" xlink:show="embed" xlink:actuate="onLoad"/><svg:desc>formula</svg:desc></draw:frame></text:span><text:span text:style-name="T14"><text:s/></text:span><text:span text:style-name="T15">przy zależeniu, że l traktujemy jako stałą</text:span><text:span text:style-name="T14"> . </text:span><text:span text:style-name="T15">Jako, ż</text:span><text:span text:style-name="T19">e</text:span><text:span text:style-name="T15"> w wyniku operacji eliminacji Gaussa nie powstają żadne nowe elementy niezerowe, analogiczne zmiany wykonywane są w części wyliczając rekurencyjnie wektor x. Zamiast odejmować elementy od r+1 do n, odejmujemy od r+1 do limitCol = i + l. </text:span></text:p>
      <text:p text:style-name="P8"/>
      <text:p text:style-name="P8">b) z częściowym wyborem elementu głównego</text:p>
      <text:p text:style-name="P8"/>
      <text:p text:style-name="P12"><text:tab/><text:span text:style-name="T8">W stosunku do wyżej opisanych modyfikacji, tutaj trzeba wziąć poprawkę na permutację rzędów. </text:span><text:span text:style-name="T8"><draw:frame draw:style-name="fr2" draw:name="Object36" text:anchor-type="as-char" svg:y="-0.2437in" svg:width="1.3016in" svg:height="0.3929in" draw:z-index="34"><draw:object xlink:href="./Object 36" xlink:type="simple" xlink:show="embed" xlink:actuate="onLoad"/><draw:image xlink:href="./ObjectReplacements/Object 36" xlink:type="simple" xlink:show="embed" xlink:actuate="onLoad"/><svg:desc>formula</svg:desc></draw:frame></text:span><text:span text:style-name="T8"><text:s/>się nie zmienia, zamiany nie mają na tę granicę wpływu, gdyż są i tak wykonywane wewnątrz tego limitRow. Inaczej to wygląda w trzeciej pętli, gdzie granica będzie dana wzorem <text:s/></text:span><text:span text:style-name="T8"><draw:frame draw:style-name="fr2" draw:name="Object37" text:anchor-type="as-char" svg:y="-0.2437in" svg:width="1.6591in" svg:height="0.3929in" draw:z-index="35"><draw:object xlink:href="./Object 37" xlink:type="simple" xlink:show="embed" xlink:actuate="onLoad"/><draw:image xlink:href="./ObjectReplacements/Object 37" xlink:type="simple" xlink:show="embed" xlink:actuate="onLoad"/><svg:desc>formula</svg:desc></draw:frame></text:span><text:span text:style-name="T8">. Wzór zmienił się w stosunku do wcześniejszego, ponieważ </text:span><text:soft-page-break/><text:span text:style-name="T8">jeżeli zamienimy rząd wewnątrz bloku A</text:span><text:span text:style-name="T44">k </text:span><text:span text:style-name="T18"><text:s/>z końcowym rzędem tegoż bloku, to nie dojdziemy w k + l k</text:span><text:span text:style-name="T23">rokach</text:span><text:span text:style-name="T18"> do elementu w bloku C, dlatego zawieramy w granicy C cały blok A</text:span><text:span text:style-name="T44">k</text:span><text:span text:style-name="T18"> i C</text:span><text:span text:style-name="T44">k</text:span><text:span text:style-name="T18">, mając pewność, że złapiemy wszystkie elementy niezerowe (przy założeniu o stałym l, złożoność dalej </text:span><text:span text:style-name="T18"><draw:frame draw:style-name="fr2" draw:name="Object38" text:anchor-type="as-char" svg:y="-0.1583in" svg:width="0.3075in" svg:height="0.2043in" draw:z-index="36"><draw:object xlink:href="./Object 38" xlink:type="simple" xlink:show="embed" xlink:actuate="onLoad"/><draw:image xlink:href="./ObjectReplacements/Object 38" xlink:type="simple" xlink:show="embed" xlink:actuate="onLoad"/><svg:desc>formula</svg:desc></draw:frame></text:span><text:span text:style-name="T18">, choć nadal większa niż przy wcześniejszej granicy). </text:span><text:span text:style-name="T20">Analogicznie postępujemy</text:span><text:span text:style-name="T15"> wyliczając rekurencyjnie wektor x, </text:span><text:span text:style-name="T21">gdzie granicą będzie</text:span><text:span text:style-name="T20"> </text:span><text:span text:style-name="T20"><draw:frame draw:style-name="fr2" draw:name="Object39" text:anchor-type="as-char" svg:y="-0.2437in" svg:width="1.6591in" svg:height="0.3929in" draw:z-index="37"><draw:object xlink:href="./Object 39" xlink:type="simple" xlink:show="embed" xlink:actuate="onLoad"/><draw:image xlink:href="./ObjectReplacements/Object 39" xlink:type="simple" xlink:show="embed" xlink:actuate="onLoad"/><svg:desc>formula</svg:desc></draw:frame></text:span><text:span text:style-name="T20">.</text:span></text:p>
      <text:p text:style-name="P8">II) Wyznaczyć rozkład LU zmodyfikowaną metodą eliminacji Gaussa</text:p>
      <text:p text:style-name="P19"/>
      <text:p text:style-name="P37"><text:span text:style-name="T93"><text:tab/></text:span><text:span text:style-name="T94">Rozkład LU ma na celu wygenerowanie z macierzy A</text:span><text:span text:style-name="T46">nxn</text:span><text:span text:style-name="T94"> </text:span><text:span text:style-name="T55">dw</text:span><text:span text:style-name="T56">óch</text:span><text:span text:style-name="T55"> macierz</text:span><text:span text:style-name="T56">y</text:span><text:span text:style-name="T55">: trójkątn</text:span><text:span text:style-name="T56">ej</text:span><text:span text:style-name="T55"> doln</text:span><text:span text:style-name="T56">ej</text:span><text:span text:style-name="T55"> </text:span><text:span text:style-name="T57">L</text:span><text:span text:style-name="T86">n×n</text:span><text:span text:style-name="T88"> </text:span><text:span text:style-name="T55">o elementach głównej przekątnej równych 1 i trójkątn</text:span><text:span text:style-name="T56">ej</text:span><text:span text:style-name="T55"> górn</text:span><text:span text:style-name="T56">ej</text:span><text:span text:style-name="T55"> </text:span><text:span text:style-name="T57">U</text:span><text:span text:style-name="T86">n×n</text:span><text:span text:style-name="T55">, tak</text:span><text:span text:style-name="T56">ą,</text:span><text:span text:style-name="T54"> że <text:s/></text:span><text:span text:style-name="T58">A</text:span><text:span text:style-name="T87">nxn </text:span><text:span text:style-name="T59">= <text:s/></text:span><text:span text:style-name="T60">L</text:span><text:span text:style-name="T87">n×n</text:span><text:span text:style-name="T59"> * </text:span><text:span text:style-name="T60">U</text:span><text:span text:style-name="T87">n×n .</text:span></text:p>
      <text:p text:style-name="P25"><text:span text:style-name="T61">Aby ten cel osiągnąć, wystarczy lekko zmodyfikować metodę eliminacji Gaussa, która z definicji wytwarza macierz <text:s/></text:span><text:span text:style-name="T63">U</text:span><text:span text:style-name="T84">n×n</text:span><text:span text:style-name="T61">. Modyfikacja będzie polegała na tym, aby z mnożników c = <text:s/></text:span><text:span text:style-name="T61"><draw:frame draw:style-name="fr2" draw:name="Object1" text:anchor-type="as-char" svg:y="-0.2689in" svg:width="0.2736in" svg:height="0.4425in" draw:z-index="38"><draw:object xlink:href="./Object 1" xlink:type="simple" xlink:show="embed" xlink:actuate="onLoad"/><draw:image xlink:href="./ObjectReplacements/Object 1" xlink:type="simple" xlink:show="embed" xlink:actuate="onLoad"/><svg:desc>formula</svg:desc></draw:frame></text:span><text:span text:style-name="T61"><text:s/>utworzyć macierz trójkątną dolną <text:s/></text:span><text:span text:style-name="T63">L</text:span><text:span text:style-name="T84">n×n . </text:span><text:span text:style-name="T61">W celu oszczędności pamięciowej będziemy zapisywać macierze L i U w jednej macierzy, w miejscu macierzy wejściowej A. Wspomniane mnożniki </text:span><text:span text:style-name="T61"><draw:frame draw:style-name="fr2" draw:name="Object23" text:anchor-type="as-char" svg:y="-0.2689in" svg:width="0.2736in" svg:height="0.4425in" draw:z-index="39"><draw:object xlink:href="./Object 2" xlink:type="simple" xlink:show="embed" xlink:actuate="onLoad"/><draw:image xlink:href="./ObjectReplacements/Object 2" xlink:type="simple" xlink:show="embed" xlink:actuate="onLoad"/><svg:desc>formula</svg:desc></draw:frame></text:span><text:span text:style-name="T61"><text:s/>w każ</text:span><text:span text:style-name="T62">dej iteracji, gdy usuwamy a</text:span><text:span text:style-name="T85">r,k, </text:span><text:span text:style-name="T62">będziemy wstawiać w miejsce właśnie tego elementu. W ten sposób otrzymamy macierz A przechowującą zarówno macierz L jak i U, tylko lekko modyfikując metodę eliminacji Gaussa. Złożoność obliczeniowa jest, tak samo jak w Gaussie, bez modyfikacji <text:s/></text:span><text:span text:style-name="T62"><draw:frame draw:style-name="fr1" draw:name="Object40" text:anchor-type="as-char" svg:width="0.3665in" svg:height="0.2307in" draw:z-index="40"><draw:object xlink:href="./Object 40" xlink:type="simple" xlink:show="embed" xlink:actuate="onLoad"/><draw:image xlink:href="./ObjectReplacements/Object 40" xlink:type="simple" xlink:show="embed" xlink:actuate="onLoad"/><svg:desc>formula</svg:desc></draw:frame></text:span><text:span text:style-name="T62">, z modyfikacjami </text:span><text:span text:style-name="T62"><draw:frame draw:style-name="fr2" draw:name="Object41" text:anchor-type="as-char" svg:y="-0.1583in" svg:width="0.3118in" svg:height="0.2043in" draw:z-index="42"><draw:object xlink:href="./Object 41" xlink:type="simple" xlink:show="embed" xlink:actuate="onLoad"/><draw:image xlink:href="./ObjectReplacements/Object 41" xlink:type="simple" xlink:show="embed" xlink:actuate="onLoad"/><svg:desc>formula</svg:desc></draw:frame></text:span><text:span text:style-name="T62">.</text:span></text:p>
      <text:p text:style-name="P50"/>
      <text:p text:style-name="P8">a) bez wyboru elementu głównego</text:p>
      <text:p text:style-name="P8"/>
      <text:p text:style-name="P13"><text:tab/><text:span text:style-name="T9">Modyfikacje analogiczne do modyfikacji w </text:span><text:span text:style-name="T1">metod</text:span><text:span text:style-name="T9">zie</text:span><text:span text:style-name="T1"> eliminacji Gaussa.</text:span></text:p>
      <text:p text:style-name="P8"/>
      <text:p text:style-name="P8">b) z częściowym wyborem elementu głównego</text:p>
      <text:p text:style-name="P8"/>
      <text:p text:style-name="P13"><text:tab/><text:span text:style-name="T9">Modyfikacje analogiczne do modyfikacji w </text:span><text:span text:style-name="T1">metod</text:span><text:span text:style-name="T9">zie</text:span><text:span text:style-name="T1"> eliminacji Gaussa.</text:span></text:p>
      <text:p text:style-name="P8"/>
      <text:p text:style-name="P8">III) <text:span text:style-name="T53">N</text:span>apisać funkcję rozwiązującą układ równań <draw:frame draw:style-name="fr1" draw:name="Object3" text:anchor-type="as-char" svg:width="0.428in" svg:height="0.1839in" draw:z-index="17"><draw:object xlink:href="./Object 6" xlink:type="simple" xlink:show="embed" xlink:actuate="onLoad"/><draw:image xlink:href="./ObjectReplacements/Object 6" xlink:type="simple" xlink:show="embed" xlink:actuate="onLoad"/><svg:desc>formula</svg:desc></draw:frame><text:s/>wykorzystując rozkład LU</text:p>
      <text:p text:style-name="P8"/>
      <text:p text:style-name="P28"><text:span text:style-name="T25"><text:tab/></text:span><text:span text:style-name="T34">Rozwiązywanie układu równań Ax=b wykorzystując rozkład LU należy podzielić na dwa etapy. Korzystając z tego, że <text:s/></text:span><text:span text:style-name="T89">A</text:span><text:span text:style-name="T82">nxn </text:span><text:span text:style-name="T74">= <text:s/></text:span><text:span text:style-name="T80">L</text:span><text:span text:style-name="T82">n×n</text:span><text:span text:style-name="T74"> * </text:span><text:span text:style-name="T80">U</text:span><text:span text:style-name="T82">n×n,</text:span><text:span text:style-name="T74"> </text:span><text:span text:style-name="T75">mamy L * U * x= b, korzystając z łączności mnożenia, pierw znajdujemy takie Y, że L * y = b, a potem rozwiązujemy U * x = y, oba równania są proste dzięki trójkątnej budowie L i U. Sprawia to, że samo wyliczenie rozwiązania, mając już owy rozkład, staje się bardzo proste, co jest efektywne gdy macierz A jest niezmienna, a chcemy wyliczy</text:span><text:span text:style-name="T79">ć</text:span><text:span text:style-name="T75"> rozwiązanie x dla różnych b. <text:s/>Aby wyliczyć <text:s/>L * y = b, należy skorzystać z rekurencyjnego wzoru : </text:span></text:p>
      <text:p text:style-name="P51"/>
      <text:p text:style-name="P33"><text:span text:style-name="T70"><text:s text:c="55"/></text:span><text:span text:style-name="T70"><draw:frame draw:style-name="fr2" draw:name="Object43" text:anchor-type="as-char" svg:y="-0.1484in" svg:width="0.4327in" svg:height="0.2091in" draw:z-index="45"><draw:object xlink:href="./Object 43" xlink:type="simple" xlink:show="embed" xlink:actuate="onLoad"/><draw:image xlink:href="./ObjectReplacements/Object 43" xlink:type="simple" xlink:show="embed" xlink:actuate="onLoad"/><svg:desc>formula</svg:desc></draw:frame></text:span><text:span text:style-name="T70"><text:s/></text:span></text:p>
      <text:p text:style-name="P46"/>
      <text:p text:style-name="P48"><draw:frame draw:style-name="fr2" draw:name="Object42" text:anchor-type="as-char" svg:y="-0.1484in" svg:width="2.1236in" svg:height="0.2091in" draw:z-index="41"><draw:object xlink:href="./Object 42" xlink:type="simple" xlink:show="embed" xlink:actuate="onLoad"/><draw:image xlink:href="./ObjectReplacements/Object 42" xlink:type="simple" xlink:show="embed" xlink:actuate="onLoad"/><svg:desc>formula</svg:desc></draw:frame></text:p>
      <text:p text:style-name="P36"/>
      <text:p text:style-name="P38"><text:span text:style-name="T70">Z</text:span><text:span text:style-name="T68">a jego pomocą </text:span><text:span text:style-name="T76">otrzymujemy wektor y. Normalnie operacja ta ma złożoność </text:span><text:span text:style-name="T76"><draw:frame draw:style-name="fr2" draw:name="Object46" text:anchor-type="as-char" svg:y="-0.1835in" svg:width="0.3661in" svg:height="0.2307in" draw:z-index="43"><draw:object xlink:href="./Object 46" xlink:type="simple" xlink:show="embed" xlink:actuate="onLoad"/><draw:image xlink:href="./ObjectReplacements/Object 46" xlink:type="simple" xlink:show="embed" xlink:actuate="onLoad"/><svg:desc>formula</svg:desc></draw:frame></text:span><text:span text:style-name="T76">, jednak podstawiając granicę startową </text:span><text:span text:style-name="T76"><draw:frame draw:style-name="fr2" draw:name="Object47" text:anchor-type="as-char" svg:y="-0.2437in" svg:width="1.3071in" svg:height="0.3929in" draw:z-index="46"><draw:object xlink:href="./Object 47" xlink:type="simple" xlink:show="embed" xlink:actuate="onLoad"/><draw:image xlink:href="./ObjectReplacements/Object 47" xlink:type="simple" xlink:show="embed" xlink:actuate="onLoad"/><svg:desc>formula</svg:desc></draw:frame></text:span><text:span text:style-name="T76"><text:s/>redukujemy ją do </text:span><text:span text:style-name="T76"><draw:frame draw:style-name="fr2" draw:name="Object48" text:anchor-type="as-char" svg:y="-0.1583in" svg:width="0.3118in" svg:height="0.2043in" draw:z-index="47"><draw:object xlink:href="./Object 48" xlink:type="simple" xlink:show="embed" xlink:actuate="onLoad"/><draw:image xlink:href="./ObjectReplacements/Object 48" xlink:type="simple" xlink:show="embed" xlink:actuate="onLoad"/><svg:desc>formula</svg:desc></draw:frame></text:span><text:span text:style-name="T76">, podobnie jak wcześniej, w ustalaniu granicy wykorzystujemy fakt, że macierz jest rzadka i blokowa, i zaczynamy odejmować kolejne składniki <text:s/>l</text:span><text:span text:style-name="T83">r,k</text:span><text:span text:style-name="T76">*y</text:span><text:span text:style-name="T83">k </text:span><text:span text:style-name="T76">dopiero od momentu, kiedy <text:s/>l</text:span><text:span text:style-name="T83">r,k </text:span><text:span text:style-name="T76">jest niezerowa, a można zauważyć, że macierz L ma zera w tych samych miejscach co macierz A. </text:span></text:p>
      <text:p text:style-name="P39"><text:soft-page-break/><text:span text:style-name="T76"><text:tab/></text:span><text:span text:style-name="T77">Przejdźmy do wyliczania <text:s/></text:span><text:span text:style-name="T75">U * x = y, </text:span><text:span text:style-name="T77">które się niczym nie różni od wyliczania z którym mieliśmy do czynienia w metodzie eliminacji Gaussa. W celu zoptymalizowania, które przyniesie identyczną korzyść jak w równaniu wyżej, podstawiamy jak w Gaussie, za granicę <text:s/></text:span><text:span text:style-name="T78">limitCol = k + l <text:s/></text:span><text:span text:style-name="T77">(</text:span><text:span text:style-name="T77"><draw:frame draw:style-name="fr2" draw:name="Object49" text:anchor-type="as-char" svg:y="-0.2437in" svg:width="1.6591in" svg:height="0.3929in" draw:z-index="49"><draw:object xlink:href="./Object 49" xlink:type="simple" xlink:show="embed" xlink:actuate="onLoad"/><draw:image xlink:href="./ObjectReplacements/Object 49" xlink:type="simple" xlink:show="embed" xlink:actuate="onLoad"/><svg:desc>formula</svg:desc></draw:frame></text:span><text:span text:style-name="T77"> dla LU z permutacjami). Wzory rekurencyjne dane są poniżej :</text:span></text:p>
      <text:p text:style-name="P34"><text:span text:style-name="T70"><text:s text:c="42"/></text:span><text:span text:style-name="T70"><draw:frame draw:style-name="fr2" draw:name="Object45" text:anchor-type="as-char" svg:y="-0.2689in" svg:width="0.5516in" svg:height="0.4425in" draw:z-index="44"><draw:object xlink:href="./Object 45" xlink:type="simple" xlink:show="embed" xlink:actuate="onLoad"/><draw:image xlink:href="./ObjectReplacements/Object 45" xlink:type="simple" xlink:show="embed" xlink:actuate="onLoad"/><svg:desc>formula</svg:desc></draw:frame></text:span><text:span text:style-name="T70"><text:s/><text:tab/><text:tab/><text:tab/></text:span><text:span text:style-name="T70"><draw:frame draw:style-name="fr2" draw:name="Object50" text:anchor-type="as-char" svg:y="-0.2689in" svg:width="2.1693in" svg:height="0.4425in" draw:z-index="48"><draw:object xlink:href="./Object 44" xlink:type="simple" xlink:show="embed" xlink:actuate="onLoad"/><draw:image xlink:href="./ObjectReplacements/Object 44" xlink:type="simple" xlink:show="embed" xlink:actuate="onLoad"/><svg:desc>formula</svg:desc></draw:frame></text:span></text:p>
      <text:p text:style-name="P70"/>
      <text:p text:style-name="P26"><text:span text:style-name="T26">3</text:span><text:span text:style-name="T27">. </text:span><text:span text:style-name="T28">W</text:span><text:span text:style-name="T27">yniki eksperymentów</text:span></text:p>
      <text:p text:style-name="P6"/>
      <text:p text:style-name="P29"><text:span text:style-name="T30"><text:tab/>P</text:span><text:span text:style-name="T29">rzeprowadziłem testy stworzonych funkcji na trzech macierzach A o n=16, n=10000, n=50000 o rozmiarze bloku l=4. Macierze spełniają warnki zadania, tzn </text:span><text:span text:style-name="T31">są blokowe i rzadkie.</text:span><text:span text:style-name="T29"> Oczekiwany wynik równań w zadaniu to wektor x = [1,1,1 … 1]. Porównałem czas, pamięć i popełniane błędy algorytmów. Metoda z podziałem LU jest sprawdzana dwuetapowo, tzn sam podział i rozwiązanie. Wszystkie algorytmy są w dwóch wersjach, z częściowym wyborem elementu głównego i bez niego. Wyniki są zaprezentowane w tabelach poniżej : </text:span></text:p>
      <text:p text:style-name="P20"/>
      <text:p text:style-name="P20"/>
      <text:p text:style-name="P18"/>
      <table:table table:name="GaussCompare" table:style-name="GaussCompare">
        <table:table-column table:style-name="GaussCompare.A"/>
        <table:table-column table:style-name="GaussCompare.B"/>
        <table:table-column table:style-name="GaussCompare.C"/>
        <table:table-column table:style-name="GaussCompare.D"/>
        <table:table-column table:style-name="GaussCompare.E"/>
        <table:table-column table:style-name="GaussCompare.F"/>
        <table:table-column table:style-name="GaussCompare.G"/>
        <table:table-row>
          <table:table-cell table:style-name="GaussCompare.A1" table:number-rows-spanned="2" office:value-type="string">
            <text:p text:style-name="P53">N</text:p>
          </table:table-cell>
          <table:table-cell table:style-name="GaussCompare.A1" table:number-columns-spanned="3" office:value-type="string">
            <text:p text:style-name="P53">Gauss bez wyboru</text:p>
          </table:table-cell>
          <table:covered-table-cell/>
          <table:covered-table-cell/>
          <table:table-cell table:style-name="GaussCompare.E1" table:number-columns-spanned="3" office:value-type="string">
            <text:p text:style-name="P40">Gauss z wyborem</text:p>
          </table:table-cell>
          <table:covered-table-cell/>
          <table:covered-table-cell/>
        </table:table-row>
        <table:table-row>
          <table:covered-table-cell/>
          <table:table-cell table:style-name="GaussCompare.B2" office:value-type="string">
            <text:p text:style-name="P55">czas [s]</text:p>
          </table:table-cell>
          <table:table-cell table:style-name="GaussCompare.B2" office:value-type="string">
            <text:p text:style-name="P55">pamięć</text:p>
          </table:table-cell>
          <table:table-cell table:style-name="GaussCompare.B2" office:value-type="string">
            <text:p text:style-name="P53">błąd</text:p>
          </table:table-cell>
          <table:table-cell table:style-name="GaussCompare.B2" office:value-type="string">
            <text:p text:style-name="P55">czas[s]</text:p>
          </table:table-cell>
          <table:table-cell table:style-name="GaussCompare.B2" office:value-type="string">
            <text:p text:style-name="P55">pamięć</text:p>
          </table:table-cell>
          <table:table-cell table:style-name="GaussCompare.G2" office:value-type="string">
            <text:p text:style-name="P53">błąd</text:p>
          </table:table-cell>
        </table:table-row>
        <table:table-row>
          <table:table-cell table:style-name="GaussCompare.B2" office:value-type="string">
            <text:p text:style-name="P55">16</text:p>
          </table:table-cell>
          <table:table-cell table:style-name="GaussCompare.B2" office:value-type="string">
            <text:p text:style-name="P56">0.000031</text:p>
          </table:table-cell>
          <table:table-cell table:style-name="GaussCompare.B2" office:value-type="string">
            <text:p text:style-name="P56">3.109 KiB</text:p>
          </table:table-cell>
          <table:table-cell table:style-name="GaussCompare.B2" office:value-type="string">
            <text:p text:style-name="P56">3.772410574826941e-15</text:p>
          </table:table-cell>
          <table:table-cell table:style-name="GaussCompare.B2" office:value-type="string">
            <text:p text:style-name="P56">0.000030</text:p>
          </table:table-cell>
          <table:table-cell table:style-name="GaussCompare.B2" office:value-type="string">
            <text:p text:style-name="P56">3.313 <text:span text:style-name="T95">KiB</text:span></text:p>
          </table:table-cell>
          <table:table-cell table:style-name="GaussCompare.G2" office:value-type="string">
            <text:p text:style-name="P56">3.855927796350635e-16</text:p>
          </table:table-cell>
        </table:table-row>
        <table:table-row>
          <table:table-cell table:style-name="GaussCompare.B2" office:value-type="string">
            <text:p text:style-name="P55">10000</text:p>
          </table:table-cell>
          <table:table-cell table:style-name="GaussCompare.B2" office:value-type="string">
            <text:p text:style-name="P56">0.134816</text:p>
          </table:table-cell>
          <table:table-cell table:style-name="GaussCompare.B2" office:value-type="string">
            <text:p text:style-name="P56">1.907 MiB</text:p>
          </table:table-cell>
          <table:table-cell table:style-name="GaussCompare.B2" office:value-type="string">
            <text:p text:style-name="P56">8.174088292925233e-14</text:p>
          </table:table-cell>
          <table:table-cell table:style-name="GaussCompare.B2" office:value-type="string">
            <text:p text:style-name="P56">0.143965</text:p>
          </table:table-cell>
          <table:table-cell table:style-name="GaussCompare.B2" office:value-type="string">
            <text:p text:style-name="P56">1.984 MiB</text:p>
          </table:table-cell>
          <table:table-cell table:style-name="GaussCompare.G2" office:value-type="string">
            <text:p text:style-name="P56">3.7627717011537425e-16</text:p>
          </table:table-cell>
        </table:table-row>
        <table:table-row>
          <table:table-cell table:style-name="GaussCompare.B2" office:value-type="string">
            <text:p text:style-name="P55">50000</text:p>
          </table:table-cell>
          <table:table-cell table:style-name="GaussCompare.B2" office:value-type="string">
            <text:p text:style-name="P56">3.627491</text:p>
          </table:table-cell>
          <table:table-cell table:style-name="GaussCompare.B2" office:value-type="string">
            <text:p text:style-name="P56">4.959 MiB</text:p>
          </table:table-cell>
          <table:table-cell table:style-name="GaussCompare.B2" office:value-type="string">
            <text:p text:style-name="P56">3.360679143674386e-14</text:p>
          </table:table-cell>
          <table:table-cell table:style-name="GaussCompare.B2" office:value-type="string">
            <text:p text:style-name="P56">3.610516</text:p>
          </table:table-cell>
          <table:table-cell table:style-name="GaussCompare.B2" office:value-type="string">
            <text:p text:style-name="P56">5.341 MiB</text:p>
          </table:table-cell>
          <table:table-cell table:style-name="GaussCompare.G2" office:value-type="string">
            <text:p text:style-name="P56">4.1319303219604135e-16</text:p>
          </table:table-cell>
        </table:table-row>
      </table:table>
      <text:p text:style-name="P42"><text:span text:style-name="T30">P</text:span><text:span text:style-name="T29">orównanie rozwiązania układu równań metodą eliminacji Gaussa z wyborem i bez niego</text:span></text:p>
      <text:p text:style-name="P24"/>
      <text:p text:style-name="P24"/>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54">N</text:p>
          </table:table-cell>
          <table:table-cell table:style-name="Table1.A1" table:number-columns-spanned="3" office:value-type="string">
            <text:p text:style-name="P55">Podział na LU <text:span text:style-name="T95">bez wyboru</text:span></text:p>
          </table:table-cell>
          <table:covered-table-cell/>
          <table:covered-table-cell/>
          <table:table-cell table:style-name="Table1.E1" table:number-columns-spanned="3" office:value-type="string">
            <text:p text:style-name="P41">Rozwiązanie za pomocą LU <text:span text:style-name="T95">bez wyboru</text:span></text:p>
          </table:table-cell>
          <table:covered-table-cell/>
          <table:covered-table-cell/>
        </table:table-row>
        <table:table-row>
          <table:covered-table-cell/>
          <table:table-cell table:style-name="Table1.B2" office:value-type="string">
            <text:p text:style-name="P55">czas [s]</text:p>
          </table:table-cell>
          <table:table-cell table:style-name="Table1.B2" office:value-type="string">
            <text:p text:style-name="P55">pamięć</text:p>
          </table:table-cell>
          <table:table-cell table:style-name="Table1.B2" table:number-rows-spanned="4" office:value-type="string">
            <text:p text:style-name="P54"/>
          </table:table-cell>
          <table:table-cell table:style-name="Table1.B2" office:value-type="string">
            <text:p text:style-name="P55">czas[s]</text:p>
          </table:table-cell>
          <table:table-cell table:style-name="Table1.B2" office:value-type="string">
            <text:p text:style-name="P55">pamięć</text:p>
          </table:table-cell>
          <table:table-cell table:style-name="Table1.G2" office:value-type="string">
            <text:p text:style-name="P54">błąd</text:p>
          </table:table-cell>
        </table:table-row>
        <table:table-row>
          <table:table-cell table:style-name="Table1.B2" office:value-type="string">
            <text:p text:style-name="P55">16</text:p>
          </table:table-cell>
          <table:table-cell table:style-name="Table1.B2" office:value-type="string">
            <text:p text:style-name="P57">0.000015</text:p>
          </table:table-cell>
          <table:table-cell table:style-name="Table1.B2" office:value-type="string">
            <text:p text:style-name="P57">2.906 KiB</text:p>
          </table:table-cell>
          <table:covered-table-cell/>
          <table:table-cell table:style-name="Table1.B2" office:value-type="string">
            <text:p text:style-name="P57">0.00001<text:span text:style-name="T95">7</text:span></text:p>
          </table:table-cell>
          <table:table-cell table:style-name="Table1.B2" office:value-type="string">
            <text:p text:style-name="P57">208 bytes</text:p>
          </table:table-cell>
          <table:table-cell table:style-name="Table1.G2" office:value-type="string">
            <text:p text:style-name="P57">5.339180149127962e-15</text:p>
          </table:table-cell>
        </table:table-row>
        <table:table-row>
          <table:table-cell table:style-name="Table1.B2" office:value-type="string">
            <text:p text:style-name="P55">10000</text:p>
          </table:table-cell>
          <table:table-cell table:style-name="Table1.B2" office:value-type="string">
            <text:p text:style-name="P57">0.134769</text:p>
          </table:table-cell>
          <table:table-cell table:style-name="Table1.B2" office:value-type="string">
            <text:p text:style-name="P57">1.831 <text:span text:style-name="T97">MiB</text:span></text:p>
          </table:table-cell>
          <table:covered-table-cell/>
          <table:table-cell table:style-name="Table1.B2" office:value-type="string">
            <text:p text:style-name="P57">0.001056</text:p>
          </table:table-cell>
          <table:table-cell table:style-name="Table1.B2" office:value-type="string">
            <text:p text:style-name="P57">78.203 KiB</text:p>
          </table:table-cell>
          <table:table-cell table:style-name="Table1.G2" office:value-type="string">
            <text:p text:style-name="P57">7.350041543996924e-14</text:p>
          </table:table-cell>
        </table:table-row>
        <table:table-row>
          <table:table-cell table:style-name="Table1.B2" office:value-type="string">
            <text:p text:style-name="P55">50000</text:p>
          </table:table-cell>
          <table:table-cell table:style-name="Table1.B2" office:value-type="string">
            <text:p text:style-name="P57">3.543605</text:p>
          </table:table-cell>
          <table:table-cell table:style-name="Table1.B2" office:value-type="string">
            <text:p text:style-name="P57">4.578 MiB</text:p>
          </table:table-cell>
          <table:covered-table-cell/>
          <table:table-cell table:style-name="Table1.B2" office:value-type="string">
            <text:p text:style-name="P57">0.005112</text:p>
          </table:table-cell>
          <table:table-cell table:style-name="Table1.B2" office:value-type="string">
            <text:p text:style-name="P57">390.703 KiB</text:p>
          </table:table-cell>
          <table:table-cell table:style-name="Table1.G2" office:value-type="string">
            <text:p text:style-name="P57">2.931976314263311e-14</text:p>
          </table:table-cell>
        </table:table-row>
      </table:table>
      <text:p text:style-name="P24"><text:span text:style-name="T98">P</text:span>orównanie rozwiązania układu równań za pomocą LU i samego generowania LU, bez wyboru</text:p>
      <text:p text:style-name="P24"/>
      <text:p text:style-name="P24"/>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54">N</text:p>
          </table:table-cell>
          <table:table-cell table:style-name="Table2.A1" table:number-columns-spanned="3" office:value-type="string">
            <text:p text:style-name="P55">Podział na LU z wybor<text:span text:style-name="T95">em</text:span></text:p>
          </table:table-cell>
          <table:covered-table-cell/>
          <table:covered-table-cell/>
          <table:table-cell table:style-name="Table2.E1" table:number-columns-spanned="3" office:value-type="string">
            <text:p text:style-name="P41">Rozwiązanie za pomocą LU z wybor<text:span text:style-name="T95">em</text:span></text:p>
          </table:table-cell>
          <table:covered-table-cell/>
          <table:covered-table-cell/>
        </table:table-row>
        <table:table-row>
          <table:covered-table-cell/>
          <table:table-cell table:style-name="Table2.B2" office:value-type="string">
            <text:p text:style-name="P55">czas [s]</text:p>
          </table:table-cell>
          <table:table-cell table:style-name="Table2.B2" office:value-type="string">
            <text:p text:style-name="P55">pamięć</text:p>
          </table:table-cell>
          <table:table-cell table:style-name="Table2.B2" table:number-rows-spanned="4" office:value-type="string">
            <text:p text:style-name="P54"/>
          </table:table-cell>
          <table:table-cell table:style-name="Table2.B2" office:value-type="string">
            <text:p text:style-name="P55">czas[s]</text:p>
          </table:table-cell>
          <table:table-cell table:style-name="Table2.B2" office:value-type="string">
            <text:p text:style-name="P55">pamięć</text:p>
          </table:table-cell>
          <table:table-cell table:style-name="Table2.G2" office:value-type="string">
            <text:p text:style-name="P54">błąd</text:p>
          </table:table-cell>
        </table:table-row>
        <table:table-row>
          <table:table-cell table:style-name="Table2.B2" office:value-type="string">
            <text:p text:style-name="P55">16</text:p>
          </table:table-cell>
          <table:table-cell table:style-name="Table2.B2" office:value-type="string">
            <text:p text:style-name="P57"><text:s/>0.000027</text:p>
          </table:table-cell>
          <table:table-cell table:style-name="Table2.B2" office:value-type="string">
            <text:p text:style-name="P57">3.109 KiB</text:p>
          </table:table-cell>
          <table:covered-table-cell/>
          <table:table-cell table:style-name="Table2.B2" office:value-type="string">
            <text:p text:style-name="P57"><text:s/>0.0000<text:span text:style-name="T95">06</text:span></text:p>
          </table:table-cell>
          <table:table-cell table:style-name="Table2.B2" office:value-type="string">
            <text:p text:style-name="P58">208 bytes</text:p>
          </table:table-cell>
          <table:table-cell table:style-name="Table2.G2" office:value-type="string">
            <text:p text:style-name="P57">2.9634845277824204e-16</text:p>
          </table:table-cell>
        </table:table-row>
        <table:table-row>
          <table:table-cell table:style-name="Table2.B2" office:value-type="string">
            <text:p text:style-name="P55">10000</text:p>
          </table:table-cell>
          <table:table-cell table:style-name="Table2.B2" office:value-type="string">
            <text:p text:style-name="P57">0.142498</text:p>
          </table:table-cell>
          <table:table-cell table:style-name="Table2.B2" office:value-type="string">
            <text:p text:style-name="P57">1.907 <text:span text:style-name="T96">MiB</text:span></text:p>
          </table:table-cell>
          <table:covered-table-cell/>
          <table:table-cell table:style-name="Table2.B2" office:value-type="string">
            <text:p text:style-name="P57">0.002914</text:p>
          </table:table-cell>
          <table:table-cell table:style-name="Table2.B2" office:value-type="string">
            <text:p text:style-name="P57">78.219 <text:span text:style-name="T96">KiB</text:span></text:p>
          </table:table-cell>
          <table:table-cell table:style-name="Table2.G2" office:value-type="string">
            <text:p text:style-name="P57">3.7184019413221594e-16</text:p>
          </table:table-cell>
        </table:table-row>
        <table:table-row>
          <table:table-cell table:style-name="Table2.B2" office:value-type="string">
            <text:p text:style-name="P55">50000</text:p>
          </table:table-cell>
          <table:table-cell table:style-name="Table2.B2" office:value-type="string">
            <text:p text:style-name="P57">3.669222</text:p>
          </table:table-cell>
          <table:table-cell table:style-name="Table2.B2" office:value-type="string">
            <text:p text:style-name="P57">4.959 MiB</text:p>
          </table:table-cell>
          <table:covered-table-cell/>
          <table:table-cell table:style-name="Table2.B2" office:value-type="string">
            <text:p text:style-name="P57">0.010500</text:p>
          </table:table-cell>
          <table:table-cell table:style-name="Table2.B2" office:value-type="string">
            <text:p text:style-name="P57">390.719 KiB</text:p>
          </table:table-cell>
          <table:table-cell table:style-name="Table2.G2" office:value-type="string">
            <text:p text:style-name="P57">4.0961422339512155e-16</text:p>
          </table:table-cell>
        </table:table-row>
      </table:table>
      <text:p text:style-name="P20"><text:span text:style-name="T48">P</text:span><text:span text:style-name="T47">orównanie rozwiązania układu równań za pomocą LU i samego generowania LU, z wyborem</text:span></text:p>
      <text:p text:style-name="P7"><text:s/></text:p>
      <text:p text:style-name="P7"><draw:frame draw:style-name="fr3" draw:name="Object44" text:anchor-type="paragraph" svg:x="0.2283in" svg:y="0.1083in" svg:width="6.2984in" svg:height="3.5429in" draw:z-index="5"><draw:object xlink:href="./Object 50" xlink:type="simple" xlink:show="embed" xlink:actuate="onLoad"/><draw:image xlink:href="./ObjectReplacements/Object 50" xlink:type="simple" xlink:show="embed" xlink:actuate="onLoad"/><svg:desc>chart</svg:desc></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23"><text:span text:style-name="T49">D</text:span><text:span text:style-name="T47">ane o błędzie względnym przedstawione na wykresie, algorytmy z wyborem wyraźnie mniejsze</text:span></text:p>
      <text:p text:style-name="P74"/>
      <text:p text:style-name="P74"/>
      <text:p text:style-name="P7"><text:span text:style-name="T100">4. W</text:span>nioski</text:p>
      <text:p text:style-name="P7"/>
      <text:p text:style-name="P7"><text:span text:style-name="T10"><text:tab/>Dzięki optymalizacji algorytmów pod konkretny rodzaj macierzy osiągnęliśmy bardzo duży zysk złożoności w porównaniu do klasycznych metod. Na podstawie powyższych wyników można wyciągnąć kilka wniosków. Przede wszystkim w każdej z metod pod względem dokładności obliczeniowej wyraźnie lepsze okazują się ich wersje z częściowym wyborem. Oprócz tego warto pamiętać, że częściowy wybór naprawia potencjalnie „zepsute” macierze dla eliminacji Gaussa z powodu zerowych elementów na diagonali. Jest to jednak okupione lekko zwiększonym zużyciem pamięci i czasu. W porównaniu LU, a czysta eliminacja Gaussa, nieznacznie lepiej wypada LU, wymagania czasowe i pamięciowe są bardzo podobne, co nie powinno dziwić, ponieważ podział LU jest zaimplementowany, niemal identycznie, jak eliminacja Gaussa. Warto zwrócić uwagę na fakt, iż samo rozwiązanie układu za pomocą LU zajmuje niewielki ułamek pamięci i czasu w porównaniu do generowani</text:span><text:span text:style-name="T11">a</text:span><text:span text:style-name="T10"> macierzy LU. Jest to bardzo pomocna własność, gdy np. operujemy na niezmiennej macierzy A, liczymy raz jej LU i możemy wyliczyć wektor x dla różnych wektorów b w bardzo efektywny sposó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bold" officeooo:rsid="00064956"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fo:font-size="12pt" fo:font-weight="bold" style:font-weight-asian="bold"/>
    </style:style>
    <style:style style:name="ListLabel_20_2" style:display-name="ListLabel 2" style:family="text">
      <style:text-properties fo:font-size="12pt" fo:font-weight="bold" style:font-size-asian="12pt" style:font-weight-asian="bold" style:font-size-complex="12pt"/>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1.05in"/>
        </style:list-level-properties>
        <style:text-properties fo:font-family="Symbol" style:font-charset="x-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5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2.0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5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3.0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5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5in"/>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5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5.0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3:19:23.358069964</meta:creation-date>
    <dc:date>2019-01-06T01:20:27.338998014</dc:date>
    <meta:editing-duration>P1DT12H1M25S</meta:editing-duration>
    <meta:editing-cycles>83</meta:editing-cycles>
    <meta:generator>LibreOffice/6.0.6.2$Linux_X86_64 LibreOffice_project/00m0$Build-2</meta:generator>
    <meta:document-statistic meta:table-count="3" meta:image-count="0" meta:object-count="50" meta:page-count="7" meta:paragraph-count="144" meta:word-count="1841" meta:character-count="12406" meta:non-whitespace-character-count="10445"/>
  </office:meta>
</office:document-meta>
</file>

<file path=Object 1/content.xml><?xml version="1.0" encoding="utf-8"?>
<math xmlns="http://www.w3.org/1998/Math/MathML" display="block">
  <semantics>
    <mfrac>
      <msub>
        <mi>a</mi>
        <mrow>
          <mi>r</mi>
          <mi>,</mi>
          <mi>k</mi>
        </mrow>
      </msub>
      <msub>
        <mi>a</mi>
        <mrow>
          <mi>k</mi>
          <mi>,</mi>
          <mi>k</mi>
        </mrow>
      </msub>
    </mfrac>
    <annotation encoding="StarMath 5.0">{{ a_{r,k} } over { a_{k,k} }}</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i>l</mi>
    <annotation encoding="StarMath 5.0">l</annotation>
  </semantics>
</math>
</file>

<file path=Object 12/content.xml><?xml version="1.0" encoding="utf-8"?>
<math xmlns="http://www.w3.org/1998/Math/MathML" display="block">
  <semantics>
    <mi>l</mi>
    <annotation encoding="StarMath 5.0">l</annotation>
  </semantics>
</math>
</file>

<file path=Object 13/content.xml><?xml version="1.0" encoding="utf-8"?>
<math xmlns="http://www.w3.org/1998/Math/MathML" display="block">
  <semantics>
    <mrow>
      <msub>
        <mi>A</mi>
        <mi>k</mi>
      </msub>
      <mi>,</mi>
      <msub>
        <mi>B</mi>
        <mi>k</mi>
      </msub>
      <mi>,</mi>
      <msub>
        <mi>C</mi>
        <mi>k</mi>
      </msub>
    </mrow>
    <annotation encoding="StarMath 5.0">{A} rsub {k} ,  {B} rsub {k} ,  {C} rsub {k}</annotation>
  </semantics>
</math>
</file>

<file path=Object 14/content.xml><?xml version="1.0" encoding="utf-8"?>
<math xmlns="http://www.w3.org/1998/Math/MathML" display="block">
  <semantics>
    <mrow>
      <msub>
        <mi>A</mi>
        <mi>k</mi>
      </msub>
      <mi>∈</mi>
      <msup>
        <mi>R</mi>
        <mrow>
          <mi>l</mi>
          <mi>×</mi>
          <mi>l</mi>
        </mrow>
      </msup>
    </mrow>
    <annotation encoding="StarMath 5.0">{A} rsub {k} ∈ {R} ^ {l×l}</annotation>
  </semantics>
</math>
</file>

<file path=Object 15/content.xml><?xml version="1.0" encoding="utf-8"?>
<math xmlns="http://www.w3.org/1998/Math/MathML" display="block">
  <semantics>
    <mrow>
      <mrow>
        <mi>k</mi>
        <mo stretchy="false">=</mo>
        <mn>1,</mn>
      </mrow>
      <mi>…</mi>
      <mi>,</mi>
      <mi>v</mi>
    </mrow>
    <annotation encoding="StarMath 5.0">k=1, … , v</annotation>
  </semantics>
</math>
</file>

<file path=Object 16/content.xml><?xml version="1.0" encoding="utf-8"?>
<math xmlns="http://www.w3.org/1998/Math/MathML" display="block">
  <semantics>
    <mi>l</mi>
    <annotation encoding="StarMath 5.0">l</annotation>
  </semantics>
</math>
</file>

<file path=Object 17/content.xml><?xml version="1.0" encoding="utf-8"?>
<math xmlns="http://www.w3.org/1998/Math/MathML" display="block">
  <semantics>
    <mrow>
      <msub>
        <mi>B</mi>
        <mi>k</mi>
      </msub>
      <mi>∈</mi>
      <msup>
        <mi>R</mi>
        <mrow>
          <mi>l</mi>
          <mi>×</mi>
          <mi>l</mi>
        </mrow>
      </msup>
    </mrow>
    <annotation encoding="StarMath 5.0">{B} rsub {k} ∈ {R} ^ {l×l}</annotation>
  </semantics>
</math>
</file>

<file path=Object 18/content.xml><?xml version="1.0" encoding="utf-8"?>
<math xmlns="http://www.w3.org/1998/Math/MathML" display="block">
  <semantics>
    <mrow>
      <mrow>
        <mi>k</mi>
        <mo stretchy="false">=</mo>
        <mn>2,</mn>
      </mrow>
      <mi>…</mi>
      <mi>,</mi>
      <mi>v</mi>
    </mrow>
    <annotation encoding="StarMath 5.0">k=2, … , v</annotation>
  </semantics>
</math>
</file>

<file path=Object 19/content.xml><?xml version="1.0" encoding="utf-8"?>
<math xmlns="http://www.w3.org/1998/Math/MathML" display="block">
  <semantics>
    <mrow>
      <msub>
        <mi>B</mi>
        <mi>k</mi>
      </msub>
      <mo stretchy="false">=</mo>
      <mrow>
        <mo fence="true" stretchy="true">(</mo>
        <mrow>
          <mtable>
            <mtr>
              <mtd>
                <mn>0</mn>
              </mtd>
              <mtd>
                <mi>⋯</mi>
              </mtd>
              <mtd>
                <mn>0</mn>
              </mtd>
              <mtd>
                <msubsup>
                  <mi>b</mi>
                  <mn>1</mn>
                  <mi>k</mi>
                </msubsup>
              </mtd>
            </mtr>
            <mtr>
              <mtd>
                <mn>0</mn>
              </mtd>
              <mtd>
                <mi>⋯</mi>
              </mtd>
              <mtd>
                <mn>0</mn>
              </mtd>
              <mtd>
                <msubsup>
                  <mi>b</mi>
                  <mn>2</mn>
                  <mi>k</mi>
                </msubsup>
              </mtd>
            </mtr>
            <mtr>
              <mtd>
                <mi>⋮</mi>
              </mtd>
              <mtd>
                <mi>⋱</mi>
              </mtd>
              <mtd>
                <mi>⋮</mi>
              </mtd>
              <mtd>
                <mi>⋮</mi>
              </mtd>
            </mtr>
            <mtr>
              <mtd>
                <mn>0</mn>
              </mtd>
              <mtd>
                <mi>⋯</mi>
              </mtd>
              <mtd>
                <mn>0</mn>
              </mtd>
              <mtd>
                <msubsup>
                  <mi>b</mi>
                  <mi>l</mi>
                  <mi>k</mi>
                </msubsup>
              </mtd>
            </mtr>
          </mtable>
        </mrow>
        <mo fence="true" stretchy="true">)</mo>
      </mrow>
    </mrow>
    <annotation encoding="StarMath 5.0">{B} rsub {k} = left (matrix {0 # ⋯ # 0  # {b} rsub {1} rsup {k} ## 0 # ⋯ # 0  # {b} rsub {2} rsup {k} ## ⋮  # ⋱  # ⋮  # ⋮  ## 0 # ⋯ # 0  # {b} rsub {l} rsup {k}} right )</annotation>
  </semantics>
</math>
</file>

<file path=Object 2/content.xml><?xml version="1.0" encoding="utf-8"?>
<math xmlns="http://www.w3.org/1998/Math/MathML" display="block">
  <semantics>
    <mfrac>
      <msub>
        <mi>a</mi>
        <mrow>
          <mi>r</mi>
          <mi>,</mi>
          <mi>k</mi>
        </mrow>
      </msub>
      <msub>
        <mi>a</mi>
        <mrow>
          <mi>k</mi>
          <mi>,</mi>
          <mi>k</mi>
        </mrow>
      </msub>
    </mfrac>
    <annotation encoding="StarMath 5.0">{{ a_{r,k} } over { a_{k,k} }}</annotation>
  </semantics>
</math>
</file>

<file path=Object 20/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21/content.xml><?xml version="1.0" encoding="utf-8"?>
<math xmlns="http://www.w3.org/1998/Math/MathML" display="block">
  <semantics>
    <mrow>
      <mo fence="true" stretchy="true">(</mo>
      <mrow>
        <mtable>
          <mtr>
            <mtd>
              <msub>
                <mi>a</mi>
                <mn>1,1</mn>
              </msub>
            </mtd>
            <mtd>
              <msub>
                <mi>a</mi>
                <mn>1,2</mn>
              </msub>
            </mtd>
            <mtd>
              <msub>
                <mi>a</mi>
                <mn>1,3</mn>
              </msub>
            </mtd>
            <mtd>
              <mi>⋯</mi>
            </mtd>
            <mtd>
              <msub>
                <mi>a</mi>
                <mrow>
                  <mn>1</mn>
                  <mi>,</mi>
                  <mrow>
                    <mi>n</mi>
                    <mo stretchy="false">−</mo>
                    <mn>1</mn>
                  </mrow>
                </mrow>
              </msub>
            </mtd>
            <mtd>
              <msub>
                <mi>a</mi>
                <mrow>
                  <mn>1</mn>
                  <mi>,</mi>
                  <mi>n</mi>
                </mrow>
              </msub>
            </mtd>
          </mtr>
          <mtr>
            <mtd>
              <mn>0</mn>
            </mtd>
            <mtd>
              <msub>
                <mi>a</mi>
                <mn>2,2</mn>
              </msub>
            </mtd>
            <mtd>
              <msub>
                <mi>a</mi>
                <mn>2,3</mn>
              </msub>
            </mtd>
            <mtd>
              <mi>⋯</mi>
            </mtd>
            <mtd>
              <msub>
                <mi>a</mi>
                <mrow>
                  <mn>2</mn>
                  <mi>,</mi>
                  <mrow>
                    <mi>n</mi>
                    <mo stretchy="false">−</mo>
                    <mn>1</mn>
                  </mrow>
                </mrow>
              </msub>
            </mtd>
            <mtd>
              <msub>
                <mi>a</mi>
                <mrow>
                  <mn>2</mn>
                  <mi>,</mi>
                  <mi>n</mi>
                </mrow>
              </msub>
            </mtd>
          </mtr>
          <mtr>
            <mtd>
              <mn>0</mn>
            </mtd>
            <mtd>
              <mn>0</mn>
            </mtd>
            <mtd>
              <msub>
                <mi>a</mi>
                <mn>3,3</mn>
              </msub>
            </mtd>
            <mtd>
              <mi>⋯</mi>
            </mtd>
            <mtd>
              <msub>
                <mi>a</mi>
                <mrow>
                  <mn>3</mn>
                  <mi>,</mi>
                  <mrow>
                    <mi>n</mi>
                    <mo stretchy="false">−</mo>
                    <mn>1</mn>
                  </mrow>
                </mrow>
              </msub>
            </mtd>
            <mtd>
              <msub>
                <mi>a</mi>
                <mrow>
                  <mn>2</mn>
                  <mi>,</mi>
                  <mi>n</mi>
                </mrow>
              </msub>
            </mtd>
          </mtr>
          <mtr>
            <mtd>
              <mi>⋮</mi>
            </mtd>
            <mtd>
              <mi>⋮</mi>
            </mtd>
            <mtd>
              <mi>⋮</mi>
            </mtd>
            <mtd>
              <mi>⋮</mi>
            </mtd>
            <mtd>
              <mi>⋮</mi>
            </mtd>
            <mtd>
              <mi>⋮</mi>
            </mtd>
          </mtr>
          <mtr>
            <mtd>
              <mn>0</mn>
            </mtd>
            <mtd>
              <mn>0</mn>
            </mtd>
            <mtd>
              <mn>0</mn>
            </mtd>
            <mtd>
              <mi>⋯</mi>
            </mtd>
            <mtd>
              <msub>
                <mi>a</mi>
                <mrow>
                  <mrow>
                    <mi>n</mi>
                    <mo stretchy="false">−</mo>
                    <mn>1</mn>
                  </mrow>
                  <mi>,</mi>
                  <mrow>
                    <mi>n</mi>
                    <mo stretchy="false">−</mo>
                    <mn>1</mn>
                  </mrow>
                </mrow>
              </msub>
            </mtd>
            <mtd>
              <msub>
                <mi>a</mi>
                <mrow>
                  <mrow>
                    <mi>n</mi>
                    <mo stretchy="false">−</mo>
                    <mn>1</mn>
                  </mrow>
                  <mi>,</mi>
                  <mi>n</mi>
                </mrow>
              </msub>
            </mtd>
          </mtr>
          <mtr>
            <mtd>
              <mn>0</mn>
            </mtd>
            <mtd>
              <mn>0</mn>
            </mtd>
            <mtd>
              <mn>0</mn>
            </mtd>
            <mtd>
              <mi>⋯</mi>
            </mtd>
            <mtd>
              <mn>0</mn>
            </mtd>
            <mtd>
              <msub>
                <mi>a</mi>
                <mrow>
                  <mi>n</mi>
                  <mi>,</mi>
                  <mi>n</mi>
                </mrow>
              </msub>
            </mtd>
          </mtr>
        </mtable>
      </mrow>
      <mo fence="true" stretchy="true">)</mo>
    </mrow>
    <annotation encoding="StarMath 5.0">left (matrix {{a} rsub {1,1}  # {a} rsub {1,2}  # {a} rsub {1,3}  # ⋯  # {a} rsub {1,n-1}  # {a} rsub {1,n}  ## 0  # {a} rsub {2,2}  # {a} rsub {2,3}  # ⋯  # {a} rsub {2,n-1}  # {a} rsub {2,n}  ## 0 # 0 # {a} rsub {3,3}  # ⋯  # {a} rsub {3,n-1}  # {a} rsub {2,n} ## ⋮ # ⋮ # ⋮  # ⋮  # ⋮  # ⋮ ## 0 # 0 # 0  # ⋯   # {a} rsub {n-1,n-1}  # {a} rsub {n-1,n}  ## 0  # 0  # 0  # ⋯  # 0  # {a} rsub {n,n}} right )</annotation>
  </semantics>
</math>
</file>

<file path=Object 22/content.xml><?xml version="1.0" encoding="utf-8"?>
<math xmlns="http://www.w3.org/1998/Math/MathML" display="block">
  <semantics>
    <mrow>
      <mo stretchy="false">−</mo>
      <mfrac>
        <msub>
          <mi>a</mi>
          <mrow>
            <mi>r</mi>
            <mi>,</mi>
            <mi>k</mi>
          </mrow>
        </msub>
        <msub>
          <mi>a</mi>
          <mrow>
            <mi>k</mi>
            <mi>,</mi>
            <mi>k</mi>
          </mrow>
        </msub>
      </mfrac>
    </mrow>
    <annotation encoding="StarMath 5.0">-{{ a_{r,k} } over { a_{k,k} }}</annotation>
  </semantics>
</math>
</file>

<file path=Object 23/content.xml><?xml version="1.0" encoding="utf-8"?>
<math xmlns="http://www.w3.org/1998/Math/MathML" display="block">
  <semantics>
    <mrow>
      <msub>
        <mi>a</mi>
        <mrow>
          <mi>r</mi>
          <mi>,</mi>
          <mi>i</mi>
        </mrow>
      </msub>
      <mo stretchy="false">=</mo>
      <mrow>
        <msub>
          <mi>a</mi>
          <mrow>
            <mi>r</mi>
            <mi>,</mi>
            <mi>i</mi>
          </mrow>
        </msub>
        <mo stretchy="false">−</mo>
        <mrow>
          <mfrac>
            <msub>
              <mi>a</mi>
              <mrow>
                <mi>r</mi>
                <mi>,</mi>
                <mi>k</mi>
              </mrow>
            </msub>
            <msub>
              <mi>a</mi>
              <mrow>
                <mi>k</mi>
                <mi>,</mi>
                <mi>k</mi>
              </mrow>
            </msub>
          </mfrac>
          <mo stretchy="false">∗</mo>
          <msub>
            <mi>a</mi>
            <mrow>
              <mi>k</mi>
              <mi>,</mi>
              <mi>i</mi>
            </mrow>
          </msub>
        </mrow>
      </mrow>
    </mrow>
    <annotation encoding="StarMath 5.0">a_{r,i}= a_{r,i}-{{ a_{r,k} } over { a_{k,k} }}*a_{k,i} </annotation>
  </semantics>
</math>
</file>

<file path=Object 24/content.xml><?xml version="1.0" encoding="utf-8"?>
<math xmlns="http://www.w3.org/1998/Math/MathML" display="block">
  <semantics>
    <mrow>
      <mi mathvariant="italic">Ax</mi>
      <mo stretchy="false">=</mo>
      <mi>b</mi>
    </mrow>
    <annotation encoding="StarMath 5.0">Ax=b</annotation>
  </semantics>
</math>
</file>

<file path=Object 25/content.xml><?xml version="1.0" encoding="utf-8"?>
<math xmlns="http://www.w3.org/1998/Math/MathML" display="block">
  <semantics>
    <mrow>
      <mi mathvariant="italic">Ax</mi>
      <mo stretchy="false">=</mo>
      <mi>b</mi>
    </mrow>
    <annotation encoding="StarMath 5.0">Ax=b</annotation>
  </semantics>
</math>
</file>

<file path=Object 26/content.xml><?xml version="1.0" encoding="utf-8"?>
<math xmlns="http://www.w3.org/1998/Math/MathML" display="block">
  <semantics>
    <mrow>
      <mi>A</mi>
      <mo stretchy="false">=</mo>
      <mrow>
        <mo fence="true" stretchy="true">(</mo>
        <mrow>
          <mtable>
            <mtr>
              <mtd>
                <msub>
                  <mi>A</mi>
                  <mn>1</mn>
                </msub>
              </mtd>
              <mtd>
                <msub>
                  <mi>C</mi>
                  <mn>1</mn>
                </msub>
              </mtd>
              <mtd>
                <mn>0</mn>
              </mtd>
              <mtd>
                <mn>0</mn>
              </mtd>
              <mtd>
                <mn>0</mn>
              </mtd>
              <mtd>
                <mi>⋯</mi>
              </mtd>
              <mtd>
                <mn>0</mn>
              </mtd>
            </mtr>
            <mtr>
              <mtd>
                <msub>
                  <mi>B</mi>
                  <mn>2</mn>
                </msub>
              </mtd>
              <mtd>
                <msub>
                  <mi>A</mi>
                  <mn>2</mn>
                </msub>
              </mtd>
              <mtd>
                <msub>
                  <mi>C</mi>
                  <mn>2</mn>
                </msub>
              </mtd>
              <mtd>
                <mn>0</mn>
              </mtd>
              <mtd>
                <mn>0</mn>
              </mtd>
              <mtd>
                <mi>⋯</mi>
              </mtd>
              <mtd>
                <mn>0</mn>
              </mtd>
            </mtr>
            <mtr>
              <mtd>
                <mn>0</mn>
              </mtd>
              <mtd>
                <msub>
                  <mi>B</mi>
                  <mn>3</mn>
                </msub>
              </mtd>
              <mtd>
                <msub>
                  <mi>A</mi>
                  <mn>3</mn>
                </msub>
              </mtd>
              <mtd>
                <msub>
                  <mi>C</mi>
                  <mn>3</mn>
                </msub>
              </mtd>
              <mtd>
                <mn>0</mn>
              </mtd>
              <mtd>
                <mi>⋯</mi>
              </mtd>
              <mtd>
                <mn>0</mn>
              </mtd>
            </mtr>
            <mtr>
              <mtd>
                <mi>⋮</mi>
              </mtd>
              <mtd>
                <mi>⋱</mi>
              </mtd>
              <mtd>
                <mi>⋱</mi>
              </mtd>
              <mtd>
                <mi>⋱</mi>
              </mtd>
              <mtd>
                <mi>⋱</mi>
              </mtd>
              <mtd>
                <mi>⋱</mi>
              </mtd>
              <mtd>
                <mi>⋮</mi>
              </mtd>
            </mtr>
            <mtr>
              <mtd>
                <mn>0</mn>
              </mtd>
              <mtd>
                <mi>⋯</mi>
              </mtd>
              <mtd>
                <mn>0</mn>
              </mtd>
              <mtd>
                <msub>
                  <mi>B</mi>
                  <mrow>
                    <mi>v</mi>
                    <mo stretchy="false">−</mo>
                    <mn>2</mn>
                  </mrow>
                </msub>
              </mtd>
              <mtd>
                <msub>
                  <mi>A</mi>
                  <mrow>
                    <mi>v</mi>
                    <mo stretchy="false">−</mo>
                    <mn>2</mn>
                  </mrow>
                </msub>
              </mtd>
              <mtd>
                <msub>
                  <mi>C</mi>
                  <mrow>
                    <mi>v</mi>
                    <mo stretchy="false">−</mo>
                    <mn>2</mn>
                  </mrow>
                </msub>
              </mtd>
              <mtd>
                <mn>0</mn>
              </mtd>
            </mtr>
            <mtr>
              <mtd>
                <mn>0</mn>
              </mtd>
              <mtd>
                <mi>⋯</mi>
              </mtd>
              <mtd>
                <mn>0</mn>
              </mtd>
              <mtd>
                <mn>0</mn>
              </mtd>
              <mtd>
                <msub>
                  <mi>B</mi>
                  <mrow>
                    <mi>v</mi>
                    <mo stretchy="false">−</mo>
                    <mn>1</mn>
                  </mrow>
                </msub>
              </mtd>
              <mtd>
                <msub>
                  <mi>A</mi>
                  <mrow>
                    <mi>v</mi>
                    <mo stretchy="false">−</mo>
                    <mn>1</mn>
                  </mrow>
                </msub>
              </mtd>
              <mtd>
                <msub>
                  <mi>C</mi>
                  <mrow>
                    <mi>v</mi>
                    <mo stretchy="false">−</mo>
                    <mn>1</mn>
                  </mrow>
                </msub>
              </mtd>
            </mtr>
            <mtr>
              <mtd>
                <mn>0</mn>
              </mtd>
              <mtd>
                <mi>⋯</mi>
              </mtd>
              <mtd>
                <mn>0</mn>
              </mtd>
              <mtd>
                <mn>0</mn>
              </mtd>
              <mtd>
                <mn>0</mn>
              </mtd>
              <mtd>
                <msub>
                  <mi>B</mi>
                  <mi>v</mi>
                </msub>
              </mtd>
              <mtd>
                <msub>
                  <mi>A</mi>
                  <mi>v</mi>
                </msub>
              </mtd>
            </mtr>
          </mtable>
        </mrow>
        <mo fence="true" stretchy="true">)</mo>
      </mrow>
    </mrow>
    <annotation encoding="StarMath 5.0">A= left (matrix {{A} rsub {1} # {C} rsub {1} # 0 # 0  # 0  # ⋯  # 0  ## {B} rsub {2} # {A} rsub {2} # {C} rsub {2} # 0  # 0  # ⋯  # 0  ## 0 # {B} rsub {3} # {A} rsub {3}  # {C} rsub {3}  # 0  # ⋯  # 0  ## ⋮  # ⋱  # ⋱  # ⋱  # ⋱  # ⋱  # ⋮  ## 0  # ⋯  # 0  # {B} rsub {v-2}  # {A} rsub {v-2}  # {C} rsub {v-2}  # 0  ## 0  # ⋯  # 0  # 0  # {B} rsub {v-1}  # {A} rsub {v-1}  # {C} rsub {v-1}  ## 0  # ⋯  # 0  # 0  # 0  # {B} rsub {v}  # {A} rsub {v}} right )</annotation>
  </semantics>
</math>
</file>

<file path=Object 27/content.xml><?xml version="1.0" encoding="utf-8"?>
<math xmlns="http://www.w3.org/1998/Math/MathML" display="block">
  <semantics>
    <mrow>
      <msub>
        <mi>b</mi>
        <mi>r</mi>
      </msub>
      <mo stretchy="false">=</mo>
      <mrow>
        <msub>
          <mi>b</mi>
          <mi>r</mi>
        </msub>
        <mo stretchy="false">−</mo>
        <mrow>
          <mfrac>
            <msub>
              <mi>a</mi>
              <mrow>
                <mi>r</mi>
                <mi>,</mi>
                <mi>k</mi>
              </mrow>
            </msub>
            <msub>
              <mi>a</mi>
              <mrow>
                <mi>k</mi>
                <mi>,</mi>
                <mi>k</mi>
              </mrow>
            </msub>
          </mfrac>
          <mo stretchy="false">∗</mo>
          <msub>
            <mi>b</mi>
            <mi>k</mi>
          </msub>
        </mrow>
      </mrow>
    </mrow>
    <annotation encoding="StarMath 5.0">b_{r}= b_{r}-{{ a_{r,k} } over { a_{k,k} }}*b_{k} </annotation>
  </semantics>
</math>
</file>

<file path=Object 28/content.xml><?xml version="1.0" encoding="utf-8"?>
<math xmlns="http://www.w3.org/1998/Math/MathML" display="block">
  <semantics>
    <mrow>
      <msub>
        <mi>x</mi>
        <mi>n</mi>
      </msub>
      <mo stretchy="false">=</mo>
      <mfrac>
        <msub>
          <mi>b</mi>
          <mi>n</mi>
        </msub>
        <msub>
          <mi>a</mi>
          <mrow>
            <mi>n</mi>
            <mi>,</mi>
            <mi>n</mi>
          </mrow>
        </msub>
      </mfrac>
    </mrow>
    <annotation encoding="StarMath 5.0">x_{n}= b_{n} over { a_{n,n} }
</annotation>
  </semantics>
</math>
</file>

<file path=Object 29/content.xml><?xml version="1.0" encoding="utf-8"?>
<math xmlns="http://www.w3.org/1998/Math/MathML" display="block">
  <semantics>
    <mrow>
      <msub>
        <mi>x</mi>
        <mi>r</mi>
      </msub>
      <mo stretchy="false">=</mo>
      <mfrac>
        <mrow>
          <msub>
            <mi>b</mi>
            <mi>r</mi>
          </msub>
          <mo stretchy="false">−</mo>
          <mrow>
            <msub>
              <mi>a</mi>
              <mrow>
                <mi>r</mi>
                <mi>,</mi>
                <mi>n</mi>
              </mrow>
            </msub>
            <mo stretchy="false">∗</mo>
            <msub>
              <mi>x</mi>
              <mi>n</mi>
            </msub>
          </mrow>
          <mo stretchy="false">−</mo>
          <mn>...</mn>
          <mo stretchy="false">−</mo>
          <mrow>
            <msub>
              <mi>a</mi>
              <mrow>
                <mi>r</mi>
                <mi>,</mi>
                <mrow>
                  <mi>r</mi>
                  <mo stretchy="false">+</mo>
                  <mn>1</mn>
                </mrow>
              </mrow>
            </msub>
            <mo stretchy="false">∗</mo>
            <msub>
              <mi>x</mi>
              <mrow>
                <mi>r</mi>
                <mo stretchy="false">+</mo>
                <mn>1</mn>
              </mrow>
            </msub>
          </mrow>
        </mrow>
        <msub>
          <mi>a</mi>
          <mrow>
            <mi>r</mi>
            <mi>,</mi>
            <mi>r</mi>
          </mrow>
        </msub>
      </mfrac>
    </mrow>
    <annotation encoding="StarMath 5.0">x_{r}= { b_{r} - a_{r,n}*x_{n} - ... - a_{r,r+1}*x_{r+1}  } over { a_{r,r} }</annotation>
  </semantics>
</math>
</file>

<file path=Object 3/content.xml><?xml version="1.0" encoding="utf-8"?>
<math xmlns="http://www.w3.org/1998/Math/MathML" display="block">
  <semantics>
    <mrow>
      <msub>
        <mi>C</mi>
        <mi>k</mi>
      </msub>
      <mi>∈</mi>
      <msup>
        <mi>R</mi>
        <mrow>
          <mi>l</mi>
          <mi>×</mi>
          <mi>l</mi>
        </mrow>
      </msup>
    </mrow>
    <annotation encoding="StarMath 5.0">{C} rsub {k} ∈ {R} ^ {l×l}</annotation>
  </semantics>
</math>
</file>

<file path=Object 30/content.xml><?xml version="1.0" encoding="utf-8"?>
<math xmlns="http://www.w3.org/1998/Math/MathML" display="block">
  <semantics>
    <mrow>
      <mi mathvariant="italic">max</mi>
      <mrow>
        <mo fence="true" stretchy="true">|</mo>
        <mrow>
          <msub>
            <mi>a</mi>
            <mrow>
              <mi>i</mi>
              <mi>,</mi>
              <mi>k</mi>
            </mrow>
          </msub>
        </mrow>
        <mo fence="true" stretchy="true">|</mo>
      </mrow>
    </mrow>
    <annotation encoding="StarMath 5.0">
max { abs{a_{i,k}}  }
</annotation>
  </semantics>
</math>
</file>

<file path=Object 31/content.xml><?xml version="1.0" encoding="utf-8"?>
<math xmlns="http://www.w3.org/1998/Math/MathML" display="block">
  <semantics>
    <mrow>
      <mi mathvariant="italic">limitRow</mi>
      <mo stretchy="false">=</mo>
      <mrow>
        <mrow>
          <mrow>
            <mo fence="true" stretchy="false">⌊</mo>
            <mrow>
              <mfrac>
                <mi>k</mi>
                <mi>l</mi>
              </mfrac>
            </mrow>
            <mo fence="true" stretchy="false">⌋</mo>
          </mrow>
          <mo stretchy="false">∗</mo>
          <mi>l</mi>
        </mrow>
        <mo stretchy="false">+</mo>
        <mi>l</mi>
      </mrow>
    </mrow>
    <annotation encoding="StarMath 5.0">limitRow = lfloor k over l rfloor * l + l 
</annotation>
  </semantics>
</math>
</file>

<file path=Object 32/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33/content.xml><?xml version="1.0" encoding="utf-8"?>
<math xmlns="http://www.w3.org/1998/Math/MathML" display="block">
  <semantics>
    <mrow>
      <mi>O</mi>
      <mrow>
        <mo fence="true" stretchy="true">(</mo>
        <mrow>
          <mn>1</mn>
        </mrow>
        <mo fence="true" stretchy="true">)</mo>
      </mrow>
    </mrow>
    <annotation encoding="StarMath 5.0">O left (1 right )</annotation>
  </semantics>
</math>
</file>

<file path=Object 34/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35/content.xml><?xml version="1.0" encoding="utf-8"?>
<math xmlns="http://www.w3.org/1998/Math/MathML" display="block">
  <semantics>
    <mrow>
      <mi>O</mi>
      <mrow>
        <mo fence="true" stretchy="true">(</mo>
        <mrow>
          <mn>1</mn>
        </mrow>
        <mo fence="true" stretchy="true">)</mo>
      </mrow>
    </mrow>
    <annotation encoding="StarMath 5.0">O left (1 right )</annotation>
  </semantics>
</math>
</file>

<file path=Object 36/content.xml><?xml version="1.0" encoding="utf-8"?>
<math xmlns="http://www.w3.org/1998/Math/MathML" display="block">
  <semantics>
    <mrow>
      <mi mathvariant="italic">limitRow</mi>
      <mo stretchy="false">=</mo>
      <mrow>
        <mrow>
          <mrow>
            <mo fence="true" stretchy="false">⌊</mo>
            <mrow>
              <mfrac>
                <mi>k</mi>
                <mi>l</mi>
              </mfrac>
            </mrow>
            <mo fence="true" stretchy="false">⌋</mo>
          </mrow>
          <mo stretchy="false">∗</mo>
          <mi>l</mi>
        </mrow>
        <mo stretchy="false">+</mo>
        <mi>l</mi>
      </mrow>
    </mrow>
    <annotation encoding="StarMath 5.0">limitRow = lfloor k over l rfloor * l + l 
</annotation>
  </semantics>
</math>
</file>

<file path=Object 37/content.xml><?xml version="1.0" encoding="utf-8"?>
<math xmlns="http://www.w3.org/1998/Math/MathML" display="block">
  <semantics>
    <mrow>
      <mi mathvariant="italic">limitCol</mi>
      <mo stretchy="false">=</mo>
      <mrow>
        <mrow>
          <mrow>
            <mo fence="true" stretchy="false">⌊</mo>
            <mrow>
              <mfrac>
                <mrow>
                  <mi>k</mi>
                  <mo stretchy="false">−</mo>
                  <mn>1</mn>
                </mrow>
                <mi>l</mi>
              </mfrac>
            </mrow>
            <mo fence="true" stretchy="false">⌋</mo>
          </mrow>
          <mo stretchy="false">∗</mo>
          <mi>l</mi>
        </mrow>
        <mo stretchy="false">+</mo>
        <mrow>
          <mn>2</mn>
          <mo stretchy="false">∗</mo>
          <mi>l</mi>
        </mrow>
      </mrow>
    </mrow>
    <annotation encoding="StarMath 5.0">limitCol = lfloor {k-1} over l rfloor * l + 2*l 
</annotation>
  </semantics>
</math>
</file>

<file path=Object 38/content.xml><?xml version="1.0" encoding="utf-8"?>
<math xmlns="http://www.w3.org/1998/Math/MathML" display="block">
  <semantics>
    <mrow>
      <mi>O</mi>
      <mrow>
        <mo fence="true" stretchy="true">(</mo>
        <mrow>
          <mn>1</mn>
        </mrow>
        <mo fence="true" stretchy="true">)</mo>
      </mrow>
    </mrow>
    <annotation encoding="StarMath 5.0">O left (1 right )</annotation>
  </semantics>
</math>
</file>

<file path=Object 39/content.xml><?xml version="1.0" encoding="utf-8"?>
<math xmlns="http://www.w3.org/1998/Math/MathML" display="block">
  <semantics>
    <mrow>
      <mi mathvariant="italic">limitCol</mi>
      <mo stretchy="false">=</mo>
      <mrow>
        <mrow>
          <mrow>
            <mo fence="true" stretchy="false">⌊</mo>
            <mrow>
              <mfrac>
                <mrow>
                  <mi>k</mi>
                  <mo stretchy="false">−</mo>
                  <mn>1</mn>
                </mrow>
                <mi>l</mi>
              </mfrac>
            </mrow>
            <mo fence="true" stretchy="false">⌋</mo>
          </mrow>
          <mo stretchy="false">∗</mo>
          <mi>l</mi>
        </mrow>
        <mo stretchy="false">+</mo>
        <mrow>
          <mn>2</mn>
          <mo stretchy="false">∗</mo>
          <mi>l</mi>
        </mrow>
      </mrow>
    </mrow>
    <annotation encoding="StarMath 5.0">limitCol = lfloor {k-1} over l rfloor * l + 2*l 
</annotation>
  </semantics>
</math>
</file>

<file path=Object 4/content.xml><?xml version="1.0" encoding="utf-8"?>
<math xmlns="http://www.w3.org/1998/Math/MathML" display="block">
  <semantics>
    <mrow>
      <mrow>
        <mi>k</mi>
        <mo stretchy="false">=</mo>
        <mn>1,</mn>
      </mrow>
      <mi>…</mi>
      <mi>,</mi>
      <mrow>
        <mi>v</mi>
        <mo stretchy="false">−</mo>
        <mn>1</mn>
      </mrow>
    </mrow>
    <annotation encoding="StarMath 5.0">k=1, … , v-1</annotation>
  </semantics>
</math>
</file>

<file path=Object 40/content.xml><?xml version="1.0" encoding="utf-8"?>
<math xmlns="http://www.w3.org/1998/Math/MathML" display="block">
  <semantics>
    <mrow>
      <mi>O</mi>
      <mrow>
        <mo fence="true" stretchy="true">(</mo>
        <mrow>
          <msup>
            <mi>n</mi>
            <mn>3</mn>
          </msup>
        </mrow>
        <mo fence="true" stretchy="true">)</mo>
      </mrow>
    </mrow>
    <annotation encoding="StarMath 5.0">O left ({n} ^ {3} right )</annotation>
  </semantics>
</math>
</file>

<file path=Object 41/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42/content.xml><?xml version="1.0" encoding="utf-8"?>
<math xmlns="http://www.w3.org/1998/Math/MathML" display="block">
  <semantics>
    <mrow>
      <msub>
        <mi>y</mi>
        <mi>r</mi>
      </msub>
      <mo stretchy="false">=</mo>
      <mrow>
        <msub>
          <mi>b</mi>
          <mi>r</mi>
        </msub>
        <mo stretchy="false">−</mo>
        <mrow>
          <msub>
            <mi>l</mi>
            <mrow>
              <mi>r</mi>
              <mn>,1</mn>
            </mrow>
          </msub>
          <mo stretchy="false">∗</mo>
          <msub>
            <mi>y</mi>
            <mn>1</mn>
          </msub>
        </mrow>
        <mo stretchy="false">−</mo>
        <mn>...</mn>
        <mo stretchy="false">−</mo>
        <mrow>
          <msub>
            <mi>l</mi>
            <mrow>
              <mi>r</mi>
              <mi>,</mi>
              <mrow>
                <mi>r</mi>
                <mo stretchy="false">−</mo>
                <mn>1</mn>
              </mrow>
            </mrow>
          </msub>
          <mo stretchy="false">∗</mo>
          <msub>
            <mi>y</mi>
            <mrow>
              <mi>r</mi>
              <mo stretchy="false">−</mo>
              <mn>1</mn>
            </mrow>
          </msub>
        </mrow>
      </mrow>
    </mrow>
    <annotation encoding="StarMath 5.0">y_{r}= { b_{r} - l_{r,1}*y_{1} - ... - l_{r,r-1}*y_{r-1}  } </annotation>
  </semantics>
</math>
</file>

<file path=Object 43/content.xml><?xml version="1.0" encoding="utf-8"?>
<math xmlns="http://www.w3.org/1998/Math/MathML" display="block">
  <semantics>
    <mrow>
      <msub>
        <mi>y</mi>
        <mn>1</mn>
      </msub>
      <mo stretchy="false">=</mo>
      <msub>
        <mi>b</mi>
        <mn>1</mn>
      </msub>
    </mrow>
    <annotation encoding="StarMath 5.0">y_{1}= b_{1}
</annotation>
  </semantics>
</math>
</file>

<file path=Object 44/content.xml><?xml version="1.0" encoding="utf-8"?>
<math xmlns="http://www.w3.org/1998/Math/MathML" display="block">
  <semantics>
    <mrow>
      <msub>
        <mi>x</mi>
        <mi>r</mi>
      </msub>
      <mo stretchy="false">=</mo>
      <mfrac>
        <mrow>
          <msub>
            <mi>b</mi>
            <mi>r</mi>
          </msub>
          <mo stretchy="false">−</mo>
          <mrow>
            <msub>
              <mi>l</mi>
              <mrow>
                <mi>r</mi>
                <mi>,</mi>
                <mi>n</mi>
              </mrow>
            </msub>
            <mo stretchy="false">∗</mo>
            <msub>
              <mi>x</mi>
              <mi>n</mi>
            </msub>
          </mrow>
          <mo stretchy="false">−</mo>
          <mn>...</mn>
          <mo stretchy="false">−</mo>
          <mrow>
            <msub>
              <mi>l</mi>
              <mrow>
                <mi>r</mi>
                <mi>,</mi>
                <mrow>
                  <mi>r</mi>
                  <mo stretchy="false">+</mo>
                  <mn>1</mn>
                </mrow>
              </mrow>
            </msub>
            <mo stretchy="false">∗</mo>
            <msub>
              <mi>x</mi>
              <mrow>
                <mi>r</mi>
                <mo stretchy="false">+</mo>
                <mn>1</mn>
              </mrow>
            </msub>
          </mrow>
        </mrow>
        <msub>
          <mi>x</mi>
          <mrow>
            <mi>r</mi>
            <mi>,</mi>
            <mi>r</mi>
          </mrow>
        </msub>
      </mfrac>
    </mrow>
    <annotation encoding="StarMath 5.0">x_{r}= { b_{r} - l_{r,n}*x_{n} - ... - l_{r,r+1}*x_{r+1}  } over { x_{r,r} }</annotation>
  </semantics>
</math>
</file>

<file path=Object 45/content.xml><?xml version="1.0" encoding="utf-8"?>
<math xmlns="http://www.w3.org/1998/Math/MathML" display="block">
  <semantics>
    <mrow>
      <msub>
        <mi>x</mi>
        <mi>n</mi>
      </msub>
      <mo stretchy="false">=</mo>
      <mfrac>
        <msub>
          <mi>b</mi>
          <mi>n</mi>
        </msub>
        <msub>
          <mi>u</mi>
          <mrow>
            <mi>n</mi>
            <mi>,</mi>
            <mi>n</mi>
          </mrow>
        </msub>
      </mfrac>
    </mrow>
    <annotation encoding="StarMath 5.0">x_{n}= b_{n} over { u_{n,n} }
</annotation>
  </semantics>
</math>
</file>

<file path=Object 46/content.xml><?xml version="1.0" encoding="utf-8"?>
<math xmlns="http://www.w3.org/1998/Math/MathML" display="block">
  <semantics>
    <mrow>
      <mi>O</mi>
      <mrow>
        <mo fence="true" stretchy="true">(</mo>
        <mrow>
          <msup>
            <mi>n</mi>
            <mn>2</mn>
          </msup>
        </mrow>
        <mo fence="true" stretchy="true">)</mo>
      </mrow>
    </mrow>
    <annotation encoding="StarMath 5.0">O left ({n} ^ {2} right )</annotation>
  </semantics>
</math>
</file>

<file path=Object 47/content.xml><?xml version="1.0" encoding="utf-8"?>
<math xmlns="http://www.w3.org/1998/Math/MathML" display="block">
  <semantics>
    <mrow>
      <mi mathvariant="italic">startCol</mi>
      <mo stretchy="false">=</mo>
      <mrow>
        <mrow>
          <mo fence="true" stretchy="false">⌊</mo>
          <mrow>
            <mfrac>
              <mrow>
                <mi>k</mi>
                <mo stretchy="false">−</mo>
                <mn>1</mn>
              </mrow>
              <mi>l</mi>
            </mfrac>
          </mrow>
          <mo fence="true" stretchy="false">⌋</mo>
        </mrow>
        <mo stretchy="false">∗</mo>
        <mi>l</mi>
      </mrow>
    </mrow>
    <annotation encoding="StarMath 5.0">startCol = lfloor {k-1} over l rfloor * l
</annotation>
  </semantics>
</math>
</file>

<file path=Object 48/content.xml><?xml version="1.0" encoding="utf-8"?>
<math xmlns="http://www.w3.org/1998/Math/MathML" display="block">
  <semantics>
    <mrow>
      <mi>O</mi>
      <mrow>
        <mo fence="true" stretchy="true">(</mo>
        <mrow>
          <mi>n</mi>
        </mrow>
        <mo fence="true" stretchy="true">)</mo>
      </mrow>
    </mrow>
    <annotation encoding="StarMath 5.0">O left ({n}  right )</annotation>
  </semantics>
</math>
</file>

<file path=Object 49/content.xml><?xml version="1.0" encoding="utf-8"?>
<math xmlns="http://www.w3.org/1998/Math/MathML" display="block">
  <semantics>
    <mrow>
      <mi mathvariant="italic">limitCol</mi>
      <mo stretchy="false">=</mo>
      <mrow>
        <mrow>
          <mrow>
            <mo fence="true" stretchy="false">⌊</mo>
            <mrow>
              <mfrac>
                <mrow>
                  <mi>k</mi>
                  <mo stretchy="false">−</mo>
                  <mn>1</mn>
                </mrow>
                <mi>l</mi>
              </mfrac>
            </mrow>
            <mo fence="true" stretchy="false">⌋</mo>
          </mrow>
          <mo stretchy="false">∗</mo>
          <mi>l</mi>
        </mrow>
        <mo stretchy="false">+</mo>
        <mrow>
          <mn>2</mn>
          <mo stretchy="false">∗</mo>
          <mi>l</mi>
        </mrow>
      </mrow>
    </mrow>
    <annotation encoding="StarMath 5.0">limitCol = lfloor {k-1} over l rfloor * l + 2*l 
</annotation>
  </semantics>
</math>
</file>

<file path=Object 5/content.xml><?xml version="1.0" encoding="utf-8"?>
<math xmlns="http://www.w3.org/1998/Math/MathML" display="block">
  <semantics>
    <mrow>
      <mi mathvariant="italic">Ax</mi>
      <mo stretchy="false">=</mo>
      <mi>b</mi>
    </mrow>
    <annotation encoding="StarMath 5.0">Ax=b</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inimum="0" chart:reverse-direction="false" text:line-break="false" loext:try-staggering-first="false" chart:link-data-style-to-source="true" chart:visible="fals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title svg:x="5.654cm" svg:y="0.315cm" chart:style-name="ch2">
          <text:p>błąd względny- wykres</text:p>
        </chart:title>
        <chart:legend chart:legend-position="end" svg:x="12.465cm" svg:y="3.453cm" style:legend-expansion="high" chart:style-name="ch3"/>
        <chart:plot-area chart:style-name="ch4" chart:data-source-has-labels="both" svg:x="1.321cm" svg:y="1.472cm" svg:width="10.823cm" svg:height="7.347cm">
          <chartooo:coordinate-region svg:x="1.321cm" svg:y="1.472cm" svg:width="10.823cm" svg:height="6.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Gauss</text:p>
              </table:table-cell>
              <table:table-cell office:value-type="string">
                <text:p>Gauss z wyborem</text:p>
              </table:table-cell>
              <table:table-cell office:value-type="string">
                <text:p>LU</text:p>
              </table:table-cell>
              <table:table-cell office:value-type="string">
                <text:p>LU z wyborem</text:p>
              </table:table-cell>
            </table:table-row>
          </table:table-header-rows>
          <table:table-rows>
            <table:table-row>
              <table:table-cell office:value-type="string">
                <text:p>16</text:p>
              </table:table-cell>
              <table:table-cell office:value-type="float" office:value="3.77241057482694E-015">
                <text:p>3.77241057482694E-015</text:p>
              </table:table-cell>
              <table:table-cell office:value-type="float" office:value="3.85592779635063E-016">
                <text:p>3.85592779635063E-016</text:p>
              </table:table-cell>
              <table:table-cell office:value-type="float" office:value="5.33918014912796E-015">
                <text:p>5.33918014912796E-015</text:p>
              </table:table-cell>
              <table:table-cell office:value-type="float" office:value="2.96348452778242E-016">
                <text:p>2.96348452778242E-016</text:p>
              </table:table-cell>
            </table:table-row>
            <table:table-row>
              <table:table-cell office:value-type="string">
                <text:p>10000</text:p>
              </table:table-cell>
              <table:table-cell office:value-type="float" office:value="0.0000000000000817408829292523">
                <text:p>0.0000000000000817408829292523</text:p>
              </table:table-cell>
              <table:table-cell office:value-type="float" office:value="3.76277170115374E-016">
                <text:p>3.76277170115374E-016</text:p>
              </table:table-cell>
              <table:table-cell office:value-type="float" office:value="0.0000000000000735004154399692">
                <text:p>0.0000000000000735004154399692</text:p>
              </table:table-cell>
              <table:table-cell office:value-type="float" office:value="3.71840194132216E-016">
                <text:p>3.71840194132216E-016</text:p>
              </table:table-cell>
            </table:table-row>
            <table:table-row>
              <table:table-cell office:value-type="string">
                <text:p>50000</text:p>
              </table:table-cell>
              <table:table-cell office:value-type="float" office:value="0.0000000000000336067914367439">
                <text:p>0.0000000000000336067914367439</text:p>
              </table:table-cell>
              <table:table-cell office:value-type="float" office:value="4.13193032196041E-016">
                <text:p>4.13193032196041E-016</text:p>
              </table:table-cell>
              <table:table-cell office:value-type="float" office:value="0.0000000000000293197631426331">
                <text:p>0.0000000000000293197631426331</text:p>
              </table:table-cell>
              <table:table-cell office:value-type="float" office:value="4.09614223395122E-016">
                <text:p>4.09614223395122E-016</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math xmlns="http://www.w3.org/1998/Math/MathML" display="block">
  <semantics>
    <mrow>
      <mi mathvariant="italic">Ax</mi>
      <mo stretchy="false">=</mo>
      <mi>b</mi>
    </mrow>
    <annotation encoding="StarMath 5.0">Ax=b</annotation>
  </semantics>
</math>
</file>

<file path=Object 7/content.xml><?xml version="1.0" encoding="utf-8"?>
<math xmlns="http://www.w3.org/1998/Math/MathML" display="block">
  <semantics>
    <mrow>
      <mi>O</mi>
      <mrow>
        <mo fence="true" stretchy="true">(</mo>
        <mrow>
          <msup>
            <mi>n</mi>
            <mn>3</mn>
          </msup>
        </mrow>
        <mo fence="true" stretchy="true">)</mo>
      </mrow>
    </mrow>
    <annotation encoding="StarMath 5.0">O left ({n} ^ {3} right )</annotation>
  </semantics>
</math>
</file>

<file path=Object 8/content.xml><?xml version="1.0" encoding="utf-8"?>
<math xmlns="http://www.w3.org/1998/Math/MathML" display="block">
  <semantics>
    <mrow>
      <mi>A</mi>
      <mi>∈</mi>
      <msup>
        <mi>R</mi>
        <mrow>
          <mi>n</mi>
          <mi>×</mi>
          <mi>n</mi>
        </mrow>
      </msup>
    </mrow>
    <annotation encoding="StarMath 5.0">A∈ {R} ^ {n×n}</annotation>
  </semantics>
</math>
</file>

<file path=Object 9/content.xml><?xml version="1.0" encoding="utf-8"?>
<math xmlns="http://www.w3.org/1998/Math/MathML" display="block">
  <semantics>
    <mrow>
      <mi>v</mi>
      <mo stretchy="false">=</mo>
      <mfrac>
        <mi>n</mi>
        <mi>l</mi>
      </mfrac>
    </mrow>
    <annotation encoding="StarMath 5.0">v= {n} over {l}</annotation>
  </semantics>
</math>
</file>